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4.6346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0.1335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4154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6" table:default-cell-style-name="Default"/>
        <table:table-column table:style-name="co8" table:default-cell-style-name="ce5"/>
        <table:table-column table:style-name="co6" table:number-columns-repeated="64" table:default-cell-style-name="Default"/>
        <table:table-column table:style-name="co9" table:default-cell-style-name="ce2"/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1,half,all)train_accuracy</text:p>
          </table:table-cell>
          <table:table-cell office:value-type="string" calcext:value-type="string">
            <text:p>RF(0.7,51,half,all)K</text:p>
          </table:table-cell>
          <table:table-cell office:value-type="string" calcext:value-type="string">
            <text:p>RF(0.7,51,half,all)accuracy</text:p>
          </table:table-cell>
          <table:table-cell office:value-type="string" calcext:value-type="string">
            <text:p>RF(0.7,51,half,all)macro_sensitivity</text:p>
          </table:table-cell>
          <table:table-cell office:value-type="string" calcext:value-type="string">
            <text:p>RF(0.7,51,half,all)safe_macro_sensitivity</text:p>
          </table:table-cell>
          <table:table-cell office:value-type="string" calcext:value-type="string">
            <text:p>RF(0.7,51,half,all)safe_macro_specificity</text:p>
          </table:table-cell>
          <table:table-cell office:value-type="string" calcext:value-type="string">
            <text:p>RF(0.7,51,half,all)safe_macro_PPV</text:p>
          </table:table-cell>
          <table:table-cell office:value-type="string" calcext:value-type="string">
            <text:p>RF(0.7,51,half,all)safe_macro_NPV</text:p>
          </table:table-cell>
          <table:table-cell office:value-type="string" calcext:value-type="string">
            <text:p>RF(0.7,51,half,all)safe_macro_F1</text:p>
          </table:table-cell>
          <table:table-cell office:value-type="string" calcext:value-type="string">
            <text:p>RF(0.7,51,half,all)oob_error</text:p>
          </table:table-cell>
          <table:table-cell office:value-type="string" calcext:value-type="string">
            <text:p>RF(0.7,51,half,all)n_nodes</text:p>
          </table:table-cell>
          <table:table-cell office:value-type="string" calcext:value-type="string">
            <text:p>RF(0.7,51,half,all)σ² train_accuracy</text:p>
          </table:table-cell>
          <table:table-cell office:value-type="string" calcext:value-type="string">
            <text:p>RF(0.7,51,half,all)σ² K</text:p>
          </table:table-cell>
          <table:table-cell office:value-type="string" calcext:value-type="string">
            <text:p>RF(0.7,51,half,all)σ² accuracy</text:p>
          </table:table-cell>
          <table:table-cell office:value-type="string" calcext:value-type="string">
            <text:p>RF(0.7,51,half,all)σ² macro_sensitivity</text:p>
          </table:table-cell>
          <table:table-cell office:value-type="string" calcext:value-type="string">
            <text:p>RF(0.7,51,half,all)σ² safe_macro_sensitivity</text:p>
          </table:table-cell>
          <table:table-cell office:value-type="string" calcext:value-type="string">
            <text:p>RF(0.7,51,half,all)σ² safe_macro_specificity</text:p>
          </table:table-cell>
          <table:table-cell office:value-type="string" calcext:value-type="string">
            <text:p>RF(0.7,51,half,all)σ² safe_macro_PPV</text:p>
          </table:table-cell>
          <table:table-cell office:value-type="string" calcext:value-type="string">
            <text:p>RF(0.7,51,half,all)σ² safe_macro_NPV</text:p>
          </table:table-cell>
          <table:table-cell office:value-type="string" calcext:value-type="string">
            <text:p>RF(0.7,51,half,all)σ² safe_macro_F1</text:p>
          </table:table-cell>
          <table:table-cell office:value-type="string" calcext:value-type="string">
            <text:p>RF(0.7,51,half,all)σ² oob_error</text:p>
          </table:table-cell>
          <table:table-cell office:value-type="string" calcext:value-type="string">
            <text:p>RF(0.7,51,half,all)σ² n_nodes</text:p>
          </table:table-cell>
          <table:table-cell office:value-type="string" calcext:value-type="string">
            <text:p>RF(0.7,51,half,all)t</text:p>
          </table:table-cell>
          <table:table-cell office:value-type="string" calcext:value-type="string">
            <text:p>RF(0.7,51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57" calcext:value-type="float">
            <text:p>57</text:p>
          </table:table-cell>
          <table:table-cell office:value-type="float" office:value="35.415" calcext:value-type="float">
            <text:p>35.415</text:p>
          </table:table-cell>
          <table:table-cell office:value-type="string" calcext:value-type="string">
            <text:p>8a199a92eeab1bb3297c610ea648cfac4790a6a7c2d5b2cc8353b5777a6bc66a</text:p>
          </table:table-cell>
          <table:table-cell office:value-type="float" office:value="92.12" calcext:value-type="float">
            <text:p>92.1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3.91" calcext:value-type="float">
            <text:p>73.91</text:p>
          </table:table-cell>
          <table:table-cell office:value-type="float" office:value="63.04" calcext:value-type="float">
            <text:p>63.04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3" calcext:value-type="float">
            <text:p>70.73</text:p>
          </table:table-cell>
          <table:table-cell office:value-type="float" office:value="70.1" calcext:value-type="float">
            <text:p>70.1</text:p>
          </table:table-cell>
          <table:table-cell office:value-type="float" office:value="49" calcext:value-type="float">
            <text:p>49</text:p>
          </table:table-cell>
          <table:table-cell office:value-type="float" office:value="16.065" calcext:value-type="float">
            <text:p>16.065</text:p>
          </table:table-cell>
          <table:table-cell office:value-type="string" calcext:value-type="string">
            <text:p>dd1f87f4318200dbcc00198c3e669d95acfe6a0511eb6e2da31b6aa708241932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5.837" calcext:value-type="float">
            <text:p>15.83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2.66" calcext:value-type="float">
            <text:p>92.6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1.74" calcext:value-type="float">
            <text:p>71.74</text:p>
          </table:table-cell>
          <table:table-cell office:value-type="float" office:value="69.57" calcext:value-type="float">
            <text:p>69.57</text:p>
          </table:table-cell>
          <table:table-cell office:value-type="float" office:value="70.21" calcext:value-type="float">
            <text:p>70.21</text:p>
          </table:table-cell>
          <table:table-cell office:value-type="float" office:value="71.11" calcext:value-type="float">
            <text:p>71.11</text:p>
          </table:table-cell>
          <table:table-cell office:value-type="float" office:value="70.97" calcext:value-type="float">
            <text:p>70.97</text:p>
          </table:table-cell>
          <table:table-cell office:value-type="float" office:value="49" calcext:value-type="float">
            <text:p>49</text:p>
          </table:table-cell>
          <table:table-cell office:value-type="float" office:value="16.557" calcext:value-type="float">
            <text:p>16.557</text:p>
          </table:table-cell>
          <table:table-cell office:value-type="string" calcext:value-type="string">
            <text:p>130f2a5a9b355ae9d4dc7862e275feea0223012519e715763eb779091ea39c35</text:p>
          </table:table-cell>
          <table:table-cell office:value-type="float" office:value="91.03" calcext:value-type="float">
            <text:p>91.0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43" calcext:value-type="float">
            <text:p>43</text:p>
          </table:table-cell>
          <table:table-cell office:value-type="float" office:value="16.158" calcext:value-type="float">
            <text:p>16.158</text:p>
          </table:table-cell>
          <table:table-cell office:value-type="string" calcext:value-type="string">
            <text:p>0ce2feb88e5a04f204a76e926db9ea83c81e8f71a23d1d65b913acbcc7d2bc00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6.067" calcext:value-type="float">
            <text:p>16.06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6.09" calcext:value-type="float">
            <text:p>76.09</text:p>
          </table:table-cell>
          <table:table-cell office:value-type="float" office:value="74.44" calcext:value-type="float">
            <text:p>74.44</text:p>
          </table:table-cell>
          <table:table-cell office:value-type="float" office:value="71.47" calcext:value-type="float">
            <text:p>71.47</text:p>
          </table:table-cell>
          <table:table-cell office:value-type="float" office:value="71.89" calcext:value-type="float">
            <text:p>71.89</text:p>
          </table:table-cell>
          <table:table-cell office:value-type="float" office:value="25.65" calcext:value-type="float">
            <text:p>25.65</text:p>
          </table:table-cell>
          <table:table-cell office:value-type="float" office:value="252260" calcext:value-type="float">
            <text:p>25226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39880" calcext:value-type="float">
            <text:p>39880</text:p>
          </table:table-cell>
          <table:table-cell office:value-type="float" office:value="218.323" calcext:value-type="float">
            <text:p>218.323</text:p>
          </table:table-cell>
          <table:table-cell office:value-type="string" calcext:value-type="string">
            <text:p>("c2d270164607cd462eda9cbdbef709449d5b00865a61f7c074b24dafbd3fd1c6", "9c0b335fc4b39c09e970cba63eb4798298b292ca92097de59dcbc461b26c1b5b", "e3c5adf5bb841da7db963f1665c5dcb659eb9486bbbc4456389f7d5e73044faf", "ce045794e1637fd4433a56628e3ced9371aacfccbc601e707a0b22781a252fdd", "f236c77c36c059a6fa1a002644eed999062ea36271e15b92a9343dab854324d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92" calcext:value-type="float">
            <text:p>95.92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75" calcext:value-type="float">
            <text:p>75</text:p>
          </table:table-cell>
          <table:table-cell office:value-type="float" office:value="72.92" calcext:value-type="float">
            <text:p>72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14.218" calcext:value-type="float">
            <text:p>14.218</text:p>
          </table:table-cell>
          <table:table-cell office:value-type="string" calcext:value-type="string">
            <text:p>457b56987160315470f2e6c89543f6934b71643d3208450448e60c04dd8d87f8</text:p>
          </table:table-cell>
          <table:table-cell office:value-type="float" office:value="86.96" calcext:value-type="float">
            <text:p>86.9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325968ff940d26fd38378ffb312a0e96c4f8b8ae4de589aba3a5747edfc816f3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402" calcext:value-type="float">
            <text:p>10.402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5.11" calcext:value-type="float">
            <text:p>95.11</text:p>
          </table:table-cell>
          <table:table-cell office:value-type="float" office:value="47.83" calcext:value-type="float">
            <text:p>47.83</text:p>
          </table:table-cell>
          <table:table-cell table:number-columns-repeated="7"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12.483" calcext:value-type="float">
            <text:p>12.483</text:p>
          </table:table-cell>
          <table:table-cell office:value-type="string" calcext:value-type="string">
            <text:p>edac19f355e918c141216b7ff9a2f68d6cc9c5343955a7304cbbe522e99dc6c6</text:p>
          </table:table-cell>
          <table:table-cell office:value-type="float" office:value="87.23" calcext:value-type="float">
            <text:p>87.23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1.919" calcext:value-type="float">
            <text:p>11.919</text:p>
          </table:table-cell>
          <table:table-cell office:value-type="string" calcext:value-type="string">
            <text:p>5daeb4fb4a86b638db091e03eb2d96220facefa56b242b8a70c2c5e3b574de34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9.95" calcext:value-type="float">
            <text:p>99.95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13" calcext:value-type="float">
            <text:p>69.13</text:p>
          </table:table-cell>
          <table:table-cell office:value-type="float" office:value="76.52" calcext:value-type="float">
            <text:p>76.52</text:p>
          </table:table-cell>
          <table:table-cell office:value-type="float" office:value="74.82" calcext:value-type="float">
            <text:p>74.82</text:p>
          </table:table-cell>
          <table:table-cell office:value-type="float" office:value="71.21" calcext:value-type="float">
            <text:p>71.21</text:p>
          </table:table-cell>
          <table:table-cell office:value-type="float" office:value="71.82" calcext:value-type="float">
            <text:p>71.82</text:p>
          </table:table-cell>
          <table:table-cell office:value-type="float" office:value="27.01" calcext:value-type="float">
            <text:p>27.01</text:p>
          </table:table-cell>
          <table:table-cell office:value-type="float" office:value="256700" calcext:value-type="float">
            <text:p>25670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58800" calcext:value-type="float">
            <text:p>158800</text:p>
          </table:table-cell>
          <table:table-cell office:value-type="float" office:value="221.246" calcext:value-type="float">
            <text:p>221.246</text:p>
          </table:table-cell>
          <table:table-cell office:value-type="string" calcext:value-type="string">
            <text:p>("3521e857102cb0116ea406edafbdd8bcca101b01ce8ceba5c03f27d49ccc60f6", "f45d51b58e34df8e80ec7753de631e4927a284cdf3110e251e845742a832e786", "d593a705dc3f4dbd00ab13c00e57d7df12eb829c43b811687738bcc7d3480930", "5d26a1a3fcbd69c5516546fe4685b17bad542971501da9221a04f453b01e5362", "01c11f79f5e435839e394348f6b1f274494b2b56458a8e4d3c1083d0257b291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75" calcext:value-type="float">
            <text:p>93.7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55" calcext:value-type="float">
            <text:p>55</text:p>
          </table:table-cell>
          <table:table-cell office:value-type="float" office:value="12.146" calcext:value-type="float">
            <text:p>12.146</text:p>
          </table:table-cell>
          <table:table-cell office:value-type="string" calcext:value-type="string">
            <text:p>3c08151caa3ecbaf02ab96ac330e4af6d6efaa6201709a6d74a570a03a7e8f50</text:p>
          </table:table-cell>
          <table:table-cell office:value-type="float" office:value="89.95" calcext:value-type="float">
            <text:p>89.9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37" calcext:value-type="float">
            <text:p>3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a88a51d661ddb1474a7792a320f60618afd297d842c4ede25358d0b5d6a304f9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0.76" calcext:value-type="float">
            <text:p>90.76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0.43" calcext:value-type="float">
            <text:p>80.43</text:p>
          </table:table-cell>
          <table:table-cell office:value-type="float" office:value="50" calcext:value-type="float">
            <text:p>50</text:p>
          </table:table-cell>
          <table:table-cell office:value-type="float" office:value="61.67" calcext:value-type="float">
            <text:p>61.67</text:p>
          </table:table-cell>
          <table:table-cell office:value-type="float" office:value="71.88" calcext:value-type="float">
            <text:p>71.88</text:p>
          </table:table-cell>
          <table:table-cell office:value-type="float" office:value="69.81" calcext:value-type="float">
            <text:p>69.81</text:p>
          </table:table-cell>
          <table:table-cell office:value-type="float" office:value="37" calcext:value-type="float">
            <text:p>37</text:p>
          </table:table-cell>
          <table:table-cell office:value-type="float" office:value="11.377" calcext:value-type="float">
            <text:p>11.377</text:p>
          </table:table-cell>
          <table:table-cell office:value-type="string" calcext:value-type="string">
            <text:p>cac6480d001beb34898c750eafc7fca88790d81a8a5b0849ca602e039558ffb8</text:p>
          </table:table-cell>
          <table:table-cell office:value-type="float" office:value="90.22" calcext:value-type="float">
            <text:p>90.22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80.43" calcext:value-type="float">
            <text:p>80.43</text:p>
          </table:table-cell>
          <table:table-cell office:value-type="float" office:value="47.83" calcext:value-type="float">
            <text:p>47.83</text:p>
          </table:table-cell>
          <table:table-cell office:value-type="float" office:value="60.66" calcext:value-type="float">
            <text:p>60.66</text:p>
          </table:table-cell>
          <table:table-cell office:value-type="float" office:value="70.97" calcext:value-type="float">
            <text:p>70.97</text:p>
          </table:table-cell>
          <table:table-cell office:value-type="float" office:value="69.16" calcext:value-type="float">
            <text:p>69.16</text:p>
          </table:table-cell>
          <table:table-cell office:value-type="float" office:value="33" calcext:value-type="float">
            <text:p>33</text:p>
          </table:table-cell>
          <table:table-cell office:value-type="float" office:value="11.271" calcext:value-type="float">
            <text:p>11.271</text:p>
          </table:table-cell>
          <table:table-cell office:value-type="string" calcext:value-type="string">
            <text:p>2196cab94bf14accd93de6c9876eeb7485a4284667e4e7975d066cd744a16b53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9.62" calcext:value-type="float">
            <text:p>99.62</text:p>
          </table:table-cell>
          <table:table-cell office:value-type="float" office:value="43.04" calcext:value-type="float">
            <text:p>43.04</text:p>
          </table:table-cell>
          <table:table-cell table:number-columns-repeated="2" office:value-type="float" office:value="71.52" calcext:value-type="float">
            <text:p>71.52</text:p>
          </table:table-cell>
          <table:table-cell office:value-type="float" office:value="73.48" calcext:value-type="float">
            <text:p>73.48</text:p>
          </table:table-cell>
          <table:table-cell office:value-type="float" office:value="69.57" calcext:value-type="float">
            <text:p>69.57</text:p>
          </table:table-cell>
          <table:table-cell office:value-type="float" office:value="70.74" calcext:value-type="float">
            <text:p>70.74</text:p>
          </table:table-cell>
          <table:table-cell office:value-type="float" office:value="72.42" calcext:value-type="float">
            <text:p>72.42</text:p>
          </table:table-cell>
          <table:table-cell office:value-type="float" office:value="72.06" calcext:value-type="float">
            <text:p>72.06</text:p>
          </table:table-cell>
          <table:table-cell office:value-type="float" office:value="24.35" calcext:value-type="float">
            <text:p>24.35</text:p>
          </table:table-cell>
          <table:table-cell office:value-type="float" office:value="254460" calcext:value-type="float">
            <text:p>254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61280" calcext:value-type="float">
            <text:p>61280</text:p>
          </table:table-cell>
          <table:table-cell office:value-type="float" office:value="237.827" calcext:value-type="float">
            <text:p>237.827</text:p>
          </table:table-cell>
          <table:table-cell office:value-type="string" calcext:value-type="string">
            <text:p>("74937b8705a77a7b0ed8cd6183329734a1a5808ea5ad8d20cd714c9df9779791", "ff0d42139168428d68fb545c9b0d773c52b7666ebd1db53d7dc85352e207882e", "93fddb4744e7e71b1992dc20256f5358be7e0a3f7a2e4015fa7a5cb8230e2e2f", "a956c46649d7e7c685a1eaf7832e5d1f79a266a67392673d3871ac7655ac4538", "22bb6b453a121eefe2a90089fa48d111a5bffb16ad52950f42e7cb61d0553c5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65" calcext:value-type="float">
            <text:p>95.65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3" calcext:value-type="float">
            <text:p>53</text:p>
          </table:table-cell>
          <table:table-cell office:value-type="float" office:value="10.929" calcext:value-type="float">
            <text:p>10.929</text:p>
          </table:table-cell>
          <table:table-cell office:value-type="string" calcext:value-type="string">
            <text:p>bceddec13244f36ff84f41e9a1ff4180926231d619e833b0d90dbdd9976737b6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49" calcext:value-type="float">
            <text:p>49</text:p>
          </table:table-cell>
          <table:table-cell office:value-type="float" office:value="10.754" calcext:value-type="float">
            <text:p>10.754</text:p>
          </table:table-cell>
          <table:table-cell office:value-type="string" calcext:value-type="string">
            <text:p>7b445beb8f4ab214ab0aa3cc8673ac902123fd898130da61122850b8e89423dd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53" calcext:value-type="float">
            <text:p>53</text:p>
          </table:table-cell>
          <table:table-cell office:value-type="float" office:value="10.888" calcext:value-type="float">
            <text:p>10.888</text:p>
          </table:table-cell>
          <table:table-cell office:value-type="string" calcext:value-type="string">
            <text:p>6c4fa6752cda7c4fa3994600b2a459226d316460d70424ce2f583182221a9db4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49" calcext:value-type="float">
            <text:p>49</text:p>
          </table:table-cell>
          <table:table-cell office:value-type="float" office:value="10.774" calcext:value-type="float">
            <text:p>10.774</text:p>
          </table:table-cell>
          <table:table-cell office:value-type="string" calcext:value-type="string">
            <text:p>f382487adbc9b816114e1039780e7bcb5b8fead7e596df1e05252b7636d933be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23" calcext:value-type="float">
            <text:p>2.12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9.78" calcext:value-type="float">
            <text:p>99.78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6" calcext:value-type="float">
            <text:p>77.6</text:p>
          </table:table-cell>
          <table:table-cell office:value-type="float" office:value="71.25" calcext:value-type="float">
            <text:p>71.25</text:p>
          </table:table-cell>
          <table:table-cell office:value-type="float" office:value="72.04" calcext:value-type="float">
            <text:p>72.04</text:p>
          </table:table-cell>
          <table:table-cell office:value-type="float" office:value="26.2" calcext:value-type="float">
            <text:p>26.2</text:p>
          </table:table-cell>
          <table:table-cell office:value-type="float" office:value="249260" calcext:value-type="float">
            <text:p>2492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38280" calcext:value-type="float">
            <text:p>38280</text:p>
          </table:table-cell>
          <table:table-cell office:value-type="float" office:value="208.11" calcext:value-type="float">
            <text:p>208.11</text:p>
          </table:table-cell>
          <table:table-cell office:value-type="string" calcext:value-type="string">
            <text:p>("333736283efd5bb6feba9e9b662b85b76ddf30b8e3f558f29bd6e5b4d64566aa", "623e21adec4aeff1eb7ecc1e8a377385a277047a41bfd72c348ca8bb449ff165", "1b1b731ec35960e4dfdce08706ddf0da6d3e1752b213257510413e24992d9010", "4ace9f60896c9a2d5e13081454ae92b14b6b7352e17110f4332fba95a459728e", "95ed0f5aa71c8d2959172b74c37224872cae08e487c690bd6747a75d7d23191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38" calcext:value-type="float">
            <text:p>95.3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59" calcext:value-type="float">
            <text:p>59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df437d79308ff0c5c5c67d54ecee87b3898fab505615afddf4408a60111567c1</text:p>
          </table:table-cell>
          <table:table-cell office:value-type="float" office:value="86.68" calcext:value-type="float">
            <text:p>86.6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89" calcext:value-type="float">
            <text:p>68.89</text:p>
          </table:table-cell>
          <table:table-cell office:value-type="float" office:value="68.82" calcext:value-type="float">
            <text:p>68.82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6a95f399c746eb50c26f36736f45fb1cc003a916c5d671ca4f13b897d36e6bf4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4.29" calcext:value-type="float">
            <text:p>94.2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7" calcext:value-type="float">
            <text:p>57</text:p>
          </table:table-cell>
          <table:table-cell office:value-type="float" office:value="4.837" calcext:value-type="float">
            <text:p>4.837</text:p>
          </table:table-cell>
          <table:table-cell office:value-type="string" calcext:value-type="string">
            <text:p>4e537f86364213153a8b07854b7c192404fa65e219595ea143fd0843195e2387</text:p>
          </table:table-cell>
          <table:table-cell office:value-type="float" office:value="86.14" calcext:value-type="float">
            <text:p>86.1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1" calcext:value-type="float">
            <text:p>31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8b1ff87a908b8916caf9f167ef095633f7d9673ae267c53aa3038a249a0e5242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9.89" calcext:value-type="float">
            <text:p>99.89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5.22" calcext:value-type="float">
            <text:p>75.22</text:p>
          </table:table-cell>
          <table:table-cell office:value-type="float" office:value="72.61" calcext:value-type="float">
            <text:p>72.61</text:p>
          </table:table-cell>
          <table:table-cell office:value-type="float" office:value="73.35" calcext:value-type="float">
            <text:p>73.35</text:p>
          </table:table-cell>
          <table:table-cell office:value-type="float" office:value="74.6" calcext:value-type="float">
            <text:p>74.6</text:p>
          </table:table-cell>
          <table:table-cell office:value-type="float" office:value="74.24" calcext:value-type="float">
            <text:p>74.24</text:p>
          </table:table-cell>
          <table:table-cell office:value-type="float" office:value="25.71" calcext:value-type="float">
            <text:p>25.71</text:p>
          </table:table-cell>
          <table:table-cell office:value-type="float" office:value="254220" calcext:value-type="float">
            <text:p>2542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7720" calcext:value-type="float">
            <text:p>67720</text:p>
          </table:table-cell>
          <table:table-cell office:value-type="float" office:value="222.628" calcext:value-type="float">
            <text:p>222.628</text:p>
          </table:table-cell>
          <table:table-cell office:value-type="string" calcext:value-type="string">
            <text:p>("b8059cce67677b888592901f3a00c349714a88f1d09ef679a1851e6002a58be1", "ee1953a68d1d2dfb387c047274fc30c99b872d760dff74e037a91476f973334b", "448ce016932a383984c5f08d2d53dc10290100780eb136011477a094c5236590", "e972917ae01de944c9e3612914a91575f8b0603da5b2c54496d117d3ef864891", "37e5ee4efae00e70f55014f584fd21116bec2e3aec0d77afe35b17fc87d931e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84" calcext:value-type="float">
            <text:p>94.84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5" calcext:value-type="float">
            <text:p>77.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09" calcext:value-type="float">
            <text:p>72.09</text:p>
          </table:table-cell>
          <table:table-cell office:value-type="float" office:value="49" calcext:value-type="float">
            <text:p>49</text:p>
          </table:table-cell>
          <table:table-cell office:value-type="float" office:value="13.775" calcext:value-type="float">
            <text:p>13.775</text:p>
          </table:table-cell>
          <table:table-cell office:value-type="string" calcext:value-type="string">
            <text:p>eb85bbf005337adb624dea1ed6fd6e3d0e486986d868fac5528a66b72424a68b</text:p>
          </table:table-cell>
          <table:table-cell office:value-type="float" office:value="93.48" calcext:value-type="float">
            <text:p>93.4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13.762" calcext:value-type="float">
            <text:p>13.762</text:p>
          </table:table-cell>
          <table:table-cell office:value-type="string" calcext:value-type="string">
            <text:p>7942cd9fe25a595687d6cf6b6d4b5a6baa89c1b606142cf726725d039d1c8ff8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069" calcext:value-type="float">
            <text:p>13.069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3.48" calcext:value-type="float">
            <text:p>93.48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49" calcext:value-type="float">
            <text:p>49</text:p>
          </table:table-cell>
          <table:table-cell office:value-type="float" office:value="13.352" calcext:value-type="float">
            <text:p>13.352</text:p>
          </table:table-cell>
          <table:table-cell office:value-type="string" calcext:value-type="string">
            <text:p>233c30688e87ecbd3569f9129cd595c8bf51e3e05fe249a8713691588d2e4906</text:p>
          </table:table-cell>
          <table:table-cell office:value-type="float" office:value="93.48" calcext:value-type="float">
            <text:p>93.4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3" calcext:value-type="float">
            <text:p>43</text:p>
          </table:table-cell>
          <table:table-cell office:value-type="float" office:value="13.434" calcext:value-type="float">
            <text:p>13.434</text:p>
          </table:table-cell>
          <table:table-cell office:value-type="string" calcext:value-type="string">
            <text:p>908aabba1bb387364d061dfbdac06c0cd3549c78b2c625a7efd9193eb4d59b2c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52" calcext:value-type="float">
            <text:p>76.52</text:p>
          </table:table-cell>
          <table:table-cell office:value-type="float" office:value="86.09" calcext:value-type="float">
            <text:p>86.09</text:p>
          </table:table-cell>
          <table:table-cell office:value-type="float" office:value="84.72" calcext:value-type="float">
            <text:p>84.72</text:p>
          </table:table-cell>
          <table:table-cell office:value-type="float" office:value="78.58" calcext:value-type="float">
            <text:p>78.58</text:p>
          </table:table-cell>
          <table:table-cell office:value-type="float" office:value="80.37" calcext:value-type="float">
            <text:p>80.37</text:p>
          </table:table-cell>
          <table:table-cell office:value-type="float" office:value="26.09" calcext:value-type="float">
            <text:p>26.09</text:p>
          </table:table-cell>
          <table:table-cell office:value-type="float" office:value="254060" calcext:value-type="float">
            <text:p>2540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37080" calcext:value-type="float">
            <text:p>37080</text:p>
          </table:table-cell>
          <table:table-cell office:value-type="float" office:value="224.337" calcext:value-type="float">
            <text:p>224.337</text:p>
          </table:table-cell>
          <table:table-cell office:value-type="string" calcext:value-type="string">
            <text:p>("a6db34becea88339b16fbf475611c927865c09e43dfd4e8b9b6b9dfaa0893f54", "9a7e2b4fe58593cf44e28415467328ac4e38297b16fd7e51ea61cdfd4ec146db", "7d03977a702bf27cd6f07b2821be60b4865b9a014ac8692882b669e9bfbf6ca5", "dbfd47a900da692e5903db096f2e9978a147e7e8f4aff7087d4da3a4cb49dd84", "600a15c2d0388e823da934e08ba8ab07af10c55e91e5d626662a7c2f4b8ed54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9" calcext:value-type="float">
            <text:p>49</text:p>
          </table:table-cell>
          <table:table-cell office:value-type="float" office:value="9.131" calcext:value-type="float">
            <text:p>9.131</text:p>
          </table:table-cell>
          <table:table-cell office:value-type="string" calcext:value-type="string">
            <text:p>d74c3e40e550f063b60e228c40c0546f46295788501ea57a32ef4066e9fe391d</text:p>
          </table:table-cell>
          <table:table-cell office:value-type="float" office:value="94.02" calcext:value-type="float">
            <text:p>94.02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7" calcext:value-type="float">
            <text:p>47</text:p>
          </table:table-cell>
          <table:table-cell office:value-type="float" office:value="9.509" calcext:value-type="float">
            <text:p>9.509</text:p>
          </table:table-cell>
          <table:table-cell office:value-type="string" calcext:value-type="string">
            <text:p>ad9e8bd08ee55e9c216afb1aec104c7d776d2357f934cf8042ade5169a3faa7e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65" calcext:value-type="float">
            <text:p>5.465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3.48" calcext:value-type="float">
            <text:p>93.48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45" calcext:value-type="float">
            <text:p>45</text:p>
          </table:table-cell>
          <table:table-cell office:value-type="float" office:value="8.867" calcext:value-type="float">
            <text:p>8.867</text:p>
          </table:table-cell>
          <table:table-cell office:value-type="string" calcext:value-type="string">
            <text:p>42f946a8d0799e71db97ab209432083e74630191f160f97fca20979de5b74c5b</text:p>
          </table:table-cell>
          <table:table-cell office:value-type="float" office:value="93.48" calcext:value-type="float">
            <text:p>93.4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62.22" calcext:value-type="float">
            <text:p>62.22</text:p>
          </table:table-cell>
          <table:table-cell office:value-type="float" office:value="43" calcext:value-type="float">
            <text:p>43</text:p>
          </table:table-cell>
          <table:table-cell office:value-type="float" office:value="9.009" calcext:value-type="float">
            <text:p>9.009</text:p>
          </table:table-cell>
          <table:table-cell office:value-type="string" calcext:value-type="string">
            <text:p>c28fe4ee5188dd2af85a4b8099afb34ac74f4334e7d759b61668fd82cb9d87d5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88" calcext:value-type="float">
            <text:p>5.488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9.95" calcext:value-type="float">
            <text:p>99.95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74.78" calcext:value-type="float">
            <text:p>74.78</text:p>
          </table:table-cell>
          <table:table-cell office:value-type="float" office:value="68.26" calcext:value-type="float">
            <text:p>68.26</text:p>
          </table:table-cell>
          <table:table-cell office:value-type="float" office:value="81.3" calcext:value-type="float">
            <text:p>81.3</text:p>
          </table:table-cell>
          <table:table-cell office:value-type="float" office:value="78.74" calcext:value-type="float">
            <text:p>78.74</text:p>
          </table:table-cell>
          <table:table-cell office:value-type="float" office:value="71.89" calcext:value-type="float">
            <text:p>71.89</text:p>
          </table:table-cell>
          <table:table-cell office:value-type="float" office:value="73.06" calcext:value-type="float">
            <text:p>73.06</text:p>
          </table:table-cell>
          <table:table-cell office:value-type="float" office:value="23.21" calcext:value-type="float">
            <text:p>23.21</text:p>
          </table:table-cell>
          <table:table-cell office:value-type="float" office:value="247140" calcext:value-type="float">
            <text:p>24714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45880" calcext:value-type="float">
            <text:p>145880</text:p>
          </table:table-cell>
          <table:table-cell office:value-type="float" office:value="209.186" calcext:value-type="float">
            <text:p>209.186</text:p>
          </table:table-cell>
          <table:table-cell office:value-type="string" calcext:value-type="string">
            <text:p>("1d07f09071a08dc316a2b566232039b9263e795f2a1ca737df95238bd4c398f2", "6cea2646de0c8dbe9303c07a6bd31eb9a593942e0a73643b79a31de435729300", "4aa6596a9110c5ea49d4a52b2d7d5beba4dea389c7893a9fb67b93e80e890c10", "721693106de70b08408f6c6892b2b6eb0225af332c3df80a07f7690397829a89", "4fda2cdbd0403f0c29af8ed0726a65653686a06a0824a2c0c69307507d5fb5ac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088" calcext:value-type="float">
            <text:p>18.088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office:value-type="float" office:value="7" calcext:value-type="float">
            <text:p>7</text:p>
          </table:table-cell>
          <table:table-cell office:value-type="float" office:value="7.067" calcext:value-type="float">
            <text:p>7.06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  <table:table-cell office:value-type="float" office:value="18.249" calcext:value-type="float">
            <text:p>18.249</text:p>
          </table:table-cell>
          <table:table-cell office:value-type="string" calcext:value-type="string">
            <text:p>ce00c9a46f252a8fdd277a90693e4a276e2099bd8e1873ab59552c8e28258fb5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18.276" calcext:value-type="float">
            <text:p>18.276</text:p>
          </table:table-cell>
          <table:table-cell office:value-type="string" calcext:value-type="string">
            <text:p>17dcd5f5db50f9824487bd378c50e53d743c146e515ccf6337c123cacdd263ce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9.95" calcext:value-type="float">
            <text:p>99.95</text:p>
          </table:table-cell>
          <table:table-cell office:value-type="float" office:value="62.17" calcext:value-type="float">
            <text:p>62.17</text:p>
          </table:table-cell>
          <table:table-cell table:number-columns-repeated="2" office:value-type="float" office:value="81.09" calcext:value-type="float">
            <text:p>81.09</text:p>
          </table:table-cell>
          <table:table-cell office:value-type="float" office:value="76.52" calcext:value-type="float">
            <text:p>76.52</text:p>
          </table:table-cell>
          <table:table-cell office:value-type="float" office:value="85.65" calcext:value-type="float">
            <text:p>85.65</text:p>
          </table:table-cell>
          <table:table-cell office:value-type="float" office:value="84.28" calcext:value-type="float">
            <text:p>84.2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23.86" calcext:value-type="float">
            <text:p>23.86</text:p>
          </table:table-cell>
          <table:table-cell office:value-type="float" office:value="255140" calcext:value-type="float">
            <text:p>2551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300080" calcext:value-type="float">
            <text:p>300080</text:p>
          </table:table-cell>
          <table:table-cell office:value-type="float" office:value="219.239" calcext:value-type="float">
            <text:p>219.239</text:p>
          </table:table-cell>
          <table:table-cell office:value-type="string" calcext:value-type="string">
            <text:p>("8734e559664b6d7d9ab4b3d88d8341d9a51bb1ad75619ba52f4bb8dccd4a749b", "4a0548094086c9ac32974835e92b9587e8da72571c48a5f317ec5df472f23ab7", "a7f9a141a63ac0b1d0972e8e9a69f7efde9d1f32d4e012e145790f4f13508f2f", "f632b4af1b4a42625a0205bfe660311980a3866cc09db6eeccacc97865500da8", "58d9ba098ea11d148aaaff4866aa1f868238202e5b86aac3ffdaedfeb94ba40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12" calcext:value-type="float">
            <text:p>92.12</text:p>
          </table:table-cell>
          <table:table-cell office:value-type="float" office:value="65.22" calcext:value-type="float">
            <text:p>65.22</text:p>
          </table:table-cell>
          <table:table-cell table:number-columns-repeated="7" office:value-type="float" office:value="82.61" calcext:value-type="float">
            <text:p>82.61</text:p>
          </table:table-cell>
          <table:table-cell office:value-type="float" office:value="39" calcext:value-type="float">
            <text:p>39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58daab18bfbf1fef5d578574363214c9558ca544d4599af6e580fa22a794cf0c</text:p>
          </table:table-cell>
          <table:table-cell office:value-type="float" office:value="91.58" calcext:value-type="float">
            <text:p>91.58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f1b0520e65175466f787ee121c3c9b533a30e2810928a489ed404944397938e8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7" calcext:value-type="float">
            <text:p>2.157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1.03" calcext:value-type="float">
            <text:p>91.03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0.43" calcext:value-type="float">
            <text:p>80.43</text:p>
          </table:table-cell>
          <table:table-cell office:value-type="float" office:value="84.78" calcext:value-type="float">
            <text:p>84.78</text:p>
          </table:table-cell>
          <table:table-cell office:value-type="float" office:value="84.09" calcext:value-type="float">
            <text:p>84.09</text:p>
          </table:table-cell>
          <table:table-cell office:value-type="float" office:value="81.25" calcext:value-type="float">
            <text:p>81.25</text:p>
          </table:table-cell>
          <table:table-cell office:value-type="float" office:value="82.22" calcext:value-type="float">
            <text:p>82.22</text:p>
          </table:table-cell>
          <table:table-cell office:value-type="float" office:value="39" calcext:value-type="float">
            <text:p>39</text:p>
          </table:table-cell>
          <table:table-cell office:value-type="float" office:value="9.848" calcext:value-type="float">
            <text:p>9.848</text:p>
          </table:table-cell>
          <table:table-cell office:value-type="string" calcext:value-type="string">
            <text:p>3b6e4d730f98e67cfd1f1c81a12e445067aba43c0fdd7254febd861feeb19b1b</text:p>
          </table:table-cell>
          <table:table-cell office:value-type="float" office:value="91.03" calcext:value-type="float">
            <text:p>91.03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bf4b6ec76b1da10c44d9f09cf186670706eb458e44f84e01b97654c03c7d734d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9" calcext:value-type="float">
            <text:p>2.159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9.84" calcext:value-type="float">
            <text:p>99.84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71.3" calcext:value-type="float">
            <text:p>71.3</text:p>
          </table:table-cell>
          <table:table-cell office:value-type="float" office:value="83.04" calcext:value-type="float">
            <text:p>83.04</text:p>
          </table:table-cell>
          <table:table-cell office:value-type="float" office:value="80.91" calcext:value-type="float">
            <text:p>80.91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5" calcext:value-type="float">
            <text:p>75.75</text:p>
          </table:table-cell>
          <table:table-cell office:value-type="float" office:value="26.96" calcext:value-type="float">
            <text:p>26.96</text:p>
          </table:table-cell>
          <table:table-cell office:value-type="float" office:value="254660" calcext:value-type="float">
            <text:p>2546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25280" calcext:value-type="float">
            <text:p>25280</text:p>
          </table:table-cell>
          <table:table-cell office:value-type="float" office:value="212.709" calcext:value-type="float">
            <text:p>212.709</text:p>
          </table:table-cell>
          <table:table-cell office:value-type="string" calcext:value-type="string">
            <text:p>("91b439be5189954f2773bfc08b51360da9277c095f98929606399f1705e96723", "c2aef52ae7ff28aa5b669465caccd653dfdc5e31416804966f36a286bb473db6", "daccfb47836d8dc322ba16f28bd8ada773b151993ce9147bf2d9d20269945088", "0db559f059c3d7bd4d8baa4936f31d5d0399871537f750293bceebf1d758fb0f", "8f9650594ec6e71367709ff09531bcb82b4218fe64f61185e5cf829ca6fdfe4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7.39" calcext:value-type="float">
            <text:p>67.39</text:p>
          </table:table-cell>
          <table:table-cell office:value-type="float" office:value="65.22" calcext:value-type="float">
            <text:p>65.22</text:p>
          </table:table-cell>
          <table:table-cell office:value-type="float" office:value="65.96" calcext:value-type="float">
            <text:p>65.9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7" calcext:value-type="float">
            <text:p>57</text:p>
          </table:table-cell>
          <table:table-cell office:value-type="float" office:value="10.145" calcext:value-type="float">
            <text:p>10.145</text:p>
          </table:table-cell>
          <table:table-cell office:value-type="string" calcext:value-type="string">
            <text:p>0845df8fc8903208f119dffd605fe6f51b241812844b594af7a21a62e7a0aa3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5" calcext:value-type="float">
            <text:p>35</text:p>
          </table:table-cell>
          <table:table-cell office:value-type="float" office:value="7.138" calcext:value-type="float">
            <text:p>7.138</text:p>
          </table:table-cell>
          <table:table-cell office:value-type="string" calcext:value-type="string">
            <text:p>68e7d37018e865ba285d75d4852c28a282114d1216114033da75ac2c5c7d5cca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2.93" calcext:value-type="float">
            <text:p>92.93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49" calcext:value-type="float">
            <text:p>49</text:p>
          </table:table-cell>
          <table:table-cell office:value-type="float" office:value="9.973" calcext:value-type="float">
            <text:p>9.973</text:p>
          </table:table-cell>
          <table:table-cell office:value-type="string" calcext:value-type="string">
            <text:p>e5010c097090749ddaef6995f11ba66bd09e292835c40ec7fe3adeaf4f2925c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3" calcext:value-type="float">
            <text:p>33</text:p>
          </table:table-cell>
          <table:table-cell office:value-type="float" office:value="7.093" calcext:value-type="float">
            <text:p>7.093</text:p>
          </table:table-cell>
          <table:table-cell office:value-type="string" calcext:value-type="string">
            <text:p>1bd3a839b8c9d748956b8aba4d961b20b47bfdcf08ce3f20eea30e117339a434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9.89" calcext:value-type="float">
            <text:p>99.89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6.09" calcext:value-type="float">
            <text:p>86.09</text:p>
          </table:table-cell>
          <table:table-cell office:value-type="float" office:value="79.13" calcext:value-type="float">
            <text:p>79.13</text:p>
          </table:table-cell>
          <table:table-cell office:value-type="float" office:value="80.75" calcext:value-type="float">
            <text:p>80.75</text:p>
          </table:table-cell>
          <table:table-cell office:value-type="float" office:value="85.05" calcext:value-type="float">
            <text:p>85.05</text:p>
          </table:table-cell>
          <table:table-cell office:value-type="float" office:value="83.25" calcext:value-type="float">
            <text:p>83.25</text:p>
          </table:table-cell>
          <table:table-cell office:value-type="float" office:value="27.01" calcext:value-type="float">
            <text:p>27.01</text:p>
          </table:table-cell>
          <table:table-cell office:value-type="float" office:value="257780" calcext:value-type="float">
            <text:p>25778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52920" calcext:value-type="float">
            <text:p>52920</text:p>
          </table:table-cell>
          <table:table-cell office:value-type="float" office:value="218.772" calcext:value-type="float">
            <text:p>218.772</text:p>
          </table:table-cell>
          <table:table-cell office:value-type="string" calcext:value-type="string">
            <text:p>("132ff1bd8abe3f550b547c5082d781009e78e6bf2ed07b9c2505b61132b5456a", "12b7fc0f2e21cac98d9dfd98ad9d50d1cc4e99efac4b7435e222b4eed41df6fd", "6332fa4c162686ca6ae05361494942a8722b2ad5569deeddfa4f237c3cea3276", "cea9692f8e5245d6567bcb78a9c9f0f38c8b0234c78a3ab7e04613841e80cf60", "e6a69e3b0d2c25e7ae745574ad73734dbdf0adadc7615e480d0b2317f7aef62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3" calcext:value-type="float">
            <text:p>13</text:p>
          </table:table-cell>
          <table:table-cell office:value-type="float" office:value="3.133" calcext:value-type="float">
            <text:p>3.133</text:p>
          </table:table-cell>
          <table:table-cell office:value-type="string" calcext:value-type="string">
            <text:p>be983c38c79d2de3153ed59bf10d468851fbc3676097a065ba03d07e40fd3932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11" calcext:value-type="float">
            <text:p>11</text:p>
          </table:table-cell>
          <table:table-cell office:value-type="float" office:value="1.457" calcext:value-type="float">
            <text:p>1.457</text:p>
          </table:table-cell>
          <table:table-cell office:value-type="string" calcext:value-type="string">
            <text:p>4b79a0c46225ce1cfa9da7538e0ba92670144234bd484dad7b6d850c9219bd5d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9" calcext:value-type="float">
            <text:p>1.039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1" calcext:value-type="float">
            <text:p>11</text:p>
          </table:table-cell>
          <table:table-cell office:value-type="float" office:value="1.614" calcext:value-type="float">
            <text:p>1.614</text:p>
          </table:table-cell>
          <table:table-cell office:value-type="string" calcext:value-type="string">
            <text:p>7234e127c45a0f7244699804800fa2b04f523d74064e1067007a5526bbdab46b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598" calcext:value-type="float">
            <text:p>1.598</text:p>
          </table:table-cell>
          <table:table-cell office:value-type="string" calcext:value-type="string">
            <text:p>fbfac5c7329d01e7a35e4d02ce73c30ac06ecbb1ac9e14067d2d398f1fac6398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1.43" calcext:value-type="float">
            <text:p>8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1.84" calcext:value-type="float">
            <text:p>91.84</text:p>
          </table:table-cell>
          <table:table-cell office:value-type="float" office:value="83.98" calcext:value-type="float">
            <text:p>83.98</text:p>
          </table:table-cell>
          <table:table-cell office:value-type="float" office:value="86.07" calcext:value-type="float">
            <text:p>86.07</text:p>
          </table:table-cell>
          <table:table-cell office:value-type="float" office:value="14" calcext:value-type="float">
            <text:p>14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16880" calcext:value-type="float">
            <text:p>16880</text:p>
          </table:table-cell>
          <table:table-cell office:value-type="float" office:value="34.17" calcext:value-type="float">
            <text:p>34.17</text:p>
          </table:table-cell>
          <table:table-cell office:value-type="string" calcext:value-type="string">
            <text:p>("a0e2ee9b994322745f793f236dcaecdc0eea4b143c1b18dcf87d3ffca8bec999", "17dd05288c8965b91d3e5b37ec3ea24a38137a6752eda7807f3ddcd424ad747d", "5cee436a07290f42c3ac94d5e6f8ca49acb724b97485564b49fa90e2da613efb", "9b076d6a46b07aa839607720e0a77a6512a7445a25c8909f72bc75e006cd708c", "be49fea1d720a1d117f9c63a8dfd25901f01ca7527f3e09967e406abf0daaa8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95fe31666239cce2add8ff2af6409d61ebd4f78235790651f1d251d6e4de0bad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82" calcext:value-type="float">
            <text:p>2.182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4" calcext:value-type="float">
            <text:p>1.044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2.328" calcext:value-type="float">
            <text:p>2.328</text:p>
          </table:table-cell>
          <table:table-cell office:value-type="string" calcext:value-type="string">
            <text:p>55c239152a938cee8456443c8c19fcdec2bb8e7e84aa1b2cae9295c66820995c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99" calcext:value-type="float">
            <text:p>2.199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9.09" calcext:value-type="float">
            <text:p>99.09</text:p>
          </table:table-cell>
          <table:table-cell office:value-type="float" office:value="67.14" calcext:value-type="float">
            <text:p>67.14</text:p>
          </table:table-cell>
          <table:table-cell table:number-columns-repeated="2" office:value-type="float" office:value="83.57" calcext:value-type="float">
            <text:p>83.57</text:p>
          </table:table-cell>
          <table:table-cell office:value-type="float" office:value="81.43" calcext:value-type="float">
            <text:p>8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5.05" calcext:value-type="float">
            <text:p>85.05</text:p>
          </table:table-cell>
          <table:table-cell office:value-type="float" office:value="82.29" calcext:value-type="float">
            <text:p>82.29</text:p>
          </table:table-cell>
          <table:table-cell office:value-type="float" office:value="83.17" calcext:value-type="float">
            <text:p>83.17</text:p>
          </table:table-cell>
          <table:table-cell office:value-type="float" office:value="13.82" calcext:value-type="float">
            <text:p>13.82</text:p>
          </table:table-cell>
          <table:table-cell office:value-type="float" office:value="63020" calcext:value-type="float">
            <text:p>6302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8320" calcext:value-type="float">
            <text:p>8320</text:p>
          </table:table-cell>
          <table:table-cell office:value-type="float" office:value="30.243" calcext:value-type="float">
            <text:p>30.243</text:p>
          </table:table-cell>
          <table:table-cell office:value-type="string" calcext:value-type="string">
            <text:p>("917830104bce9fc717eadcf82cf0318aefe0622b67d405e556e2756466549a10", "e23da6a439b75f097b4319f5556db26b33910cacfc9c2863d90b6eeca3e0f5b7", "f574316e690771d3a1d559d805d79114a4b47b73b832e2b2377167814b7b5e60", "11155b50bb2229cd690dfcbfd0b5661240784a8a4962b3d63c9c3239067d26da", "52249754172398cfb6c6732d9d3a453ddde477aad6a45a24830e9cb4dbd6d7e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683" calcext:value-type="float">
            <text:p>1.683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548" calcext:value-type="float">
            <text:p>1.54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0" calcext:value-type="float">
            <text:p>80</text:p>
          </table:table-cell>
          <table:table-cell office:value-type="float" office:value="97.14" calcext:value-type="float">
            <text:p>97.14</text:p>
          </table:table-cell>
          <table:table-cell office:value-type="float" office:value="96.52" calcext:value-type="float">
            <text:p>96.52</text:p>
          </table:table-cell>
          <table:table-cell office:value-type="float" office:value="83.01" calcext:value-type="float">
            <text:p>83.01</text:p>
          </table:table-cell>
          <table:table-cell office:value-type="float" office:value="87.45" calcext:value-type="float">
            <text:p>87.45</text:p>
          </table:table-cell>
          <table:table-cell office:value-type="float" office:value="13.09" calcext:value-type="float">
            <text:p>13.09</text:p>
          </table:table-cell>
          <table:table-cell office:value-type="float" office:value="64140" calcext:value-type="float">
            <text:p>64140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18680" calcext:value-type="float">
            <text:p>18680</text:p>
          </table:table-cell>
          <table:table-cell office:value-type="float" office:value="28.894" calcext:value-type="float">
            <text:p>28.894</text:p>
          </table:table-cell>
          <table:table-cell office:value-type="string" calcext:value-type="string">
            <text:p>("c57663aabfafe861b06ba64ef592a2976d2d64251b1273f7c7eebec276e41290", "e901463b2b2c7b7ba8e3e8a5e3e7fab79d2a1cddf409a63e79885ecb66b12c0b", "10122c97fecc6046c6fc4d25c2c8c992b61edde66adb53705ffa799d5f0f9588", "21b55da4b99ed4bc09b60ae01e9a4350589d77329b4d7b3f46f3f25e7aee8824", "3401e5239dff75bf812aa5bafbf6869b6aa65ef4123991cc7264ea616de8da66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87" calcext:value-type="float">
            <text:p>1.187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44" calcext:value-type="float">
            <text:p>81.44</text:p>
          </table:table-cell>
          <table:table-cell office:value-type="float" office:value="87.07" calcext:value-type="float">
            <text:p>87.07</text:p>
          </table:table-cell>
          <table:table-cell office:value-type="float" office:value="10.55" calcext:value-type="float">
            <text:p>10.55</text:p>
          </table:table-cell>
          <table:table-cell office:value-type="float" office:value="57780" calcext:value-type="float">
            <text:p>5778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2320" calcext:value-type="float">
            <text:p>2320</text:p>
          </table:table-cell>
          <table:table-cell office:value-type="float" office:value="29.412" calcext:value-type="float">
            <text:p>29.412</text:p>
          </table:table-cell>
          <table:table-cell office:value-type="string" calcext:value-type="string">
            <text:p>("84fbd941924dd4e6181a5871c6f4f432679849d2cc3408777c92db5d35823395", "877ce9223b9e3e4c808c6b504e2b7528a00cb5db335a9cc8e21e45f9a881eeed", "88e03ad51d1778e07d3cbfc2157eebb0896209e99498afb1f0940d36ceb8e091", "a66a6304a24a95c151f098160fd168590ceb45c3d55093cfd6161e447fd4fd41", "f085a43560b8ed97e30b0a9e53caab43ba4c320fd1e9190174dbef8a5266671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1.826" calcext:value-type="float">
            <text:p>1.826</text:p>
          </table:table-cell>
          <table:table-cell office:value-type="string" calcext:value-type="string">
            <text:p>1bb1fcbb8341e49d17ce93405423aa3b4161bb6925cb371273da361523e8a777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5fcb24227ae575f487cf11d674ff637273ba69f1817bf0a3e9d36443887f7cec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58" calcext:value-type="float">
            <text:p>76.58</text:p>
          </table:table-cell>
          <table:table-cell office:value-type="float" office:value="90.88" calcext:value-type="float">
            <text:p>90.88</text:p>
          </table:table-cell>
          <table:table-cell office:value-type="float" office:value="83.91" calcext:value-type="float">
            <text:p>83.91</text:p>
          </table:table-cell>
          <table:table-cell office:value-type="float" office:value="10" calcext:value-type="float">
            <text:p>10</text:p>
          </table:table-cell>
          <table:table-cell office:value-type="float" office:value="60260" calcext:value-type="float">
            <text:p>60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5480" calcext:value-type="float">
            <text:p>25480</text:p>
          </table:table-cell>
          <table:table-cell office:value-type="float" office:value="26.713" calcext:value-type="float">
            <text:p>26.713</text:p>
          </table:table-cell>
          <table:table-cell office:value-type="string" calcext:value-type="string">
            <text:p>("d7b410c3a15db52f183bcf905f065160919681419b033c81ce62e1d5c9e5cca3", "072cf67289e145596f67074e971d8cbe07f03d43cc425fe82a0326949ce6d002", "9001e9cf195fe3b8576d7ef2880712ab2b07399b2762ed27d27cbe993600957c", "567b28ef0f4d7b7d477e800a81eee350be367c79c24dc8405dfa1565606617b2", "3d5501b412845b6767a6bc2b4a35cf57d5f2e551d58a00281f80f994b988aa9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2.214" calcext:value-type="float">
            <text:p>2.214</text:p>
          </table:table-cell>
          <table:table-cell office:value-type="string" calcext:value-type="string">
            <text:p>f3f66d0551f0090917db30f02a89cfb451314ad6c061accc685a42626041a9cf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ea78ea15ed485b48dcb5c079adfe658bc15e7a62d82d1b2c5a998a93abd79058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64" calcext:value-type="float">
            <text:p>1.864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78" calcext:value-type="float">
            <text:p>1.878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235" calcext:value-type="float">
            <text:p>1.235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9.27" calcext:value-type="float">
            <text:p>99.27</text:p>
          </table:table-cell>
          <table:table-cell office:value-type="float" office:value="75.71" calcext:value-type="float">
            <text:p>75.71</text:p>
          </table:table-cell>
          <table:table-cell table:number-columns-repeated="2" office:value-type="float" office:value="87.86" calcext:value-type="float">
            <text:p>87.86</text:p>
          </table:table-cell>
          <table:table-cell office:value-type="float" office:value="92.86" calcext:value-type="float">
            <text:p>92.86</text:p>
          </table:table-cell>
          <table:table-cell office:value-type="float" office:value="82.86" calcext:value-type="float">
            <text:p>82.86</text:p>
          </table:table-cell>
          <table:table-cell office:value-type="float" office:value="84.77" calcext:value-type="float">
            <text:p>84.77</text:p>
          </table:table-cell>
          <table:table-cell office:value-type="float" office:value="92.46" calcext:value-type="float">
            <text:p>92.46</text:p>
          </table:table-cell>
          <table:table-cell office:value-type="float" office:value="88.44" calcext:value-type="float">
            <text:p>88.44</text:p>
          </table:table-cell>
          <table:table-cell office:value-type="float" office:value="14" calcext:value-type="float">
            <text:p>14</text:p>
          </table:table-cell>
          <table:table-cell office:value-type="float" office:value="65380" calcext:value-type="float">
            <text:p>6538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12720" calcext:value-type="float">
            <text:p>12720</text:p>
          </table:table-cell>
          <table:table-cell office:value-type="float" office:value="29.849" calcext:value-type="float">
            <text:p>29.849</text:p>
          </table:table-cell>
          <table:table-cell office:value-type="string" calcext:value-type="string">
            <text:p>("a9bea8e12692cc0e4c4c75a0de7ce775df20cbf22a3df3feb9e5d0443e5a00c6", "51b0f5f0ce88faf8898f9b8be695d9ba35072844a6e422b3f7005bb00d0720fd", "948bfcee274f951730d29c52bdfdb1dab22ef818b91bc32945eccaf0aed8744d", "6b9a01936dadf8528c0350660958f615f2a32b49adac569273f65a613344ceb1", "5a1fd95d4b0a0f86b6b8fb99f0a51b623e538e692d09b7ee743fbc7b7b110f4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1.471" calcext:value-type="float">
            <text:p>1.471</text:p>
          </table:table-cell>
          <table:table-cell office:value-type="string" calcext:value-type="string">
            <text:p>1dd439b82ddedb9a8b77df2d12d31e0d969feef2893db87ee84c5ab6cff972dc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11" calcext:value-type="float">
            <text:p>11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2f7ad15b699d60da10b2fb22697f980234b954e6ec8414fc12ca3c0c7cf1a307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72" calcext:value-type="float">
            <text:p>1.072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9.64" calcext:value-type="float">
            <text:p>99.64</text:p>
          </table:table-cell>
          <table:table-cell office:value-type="float" office:value="88.57" calcext:value-type="float">
            <text:p>88.57</text:p>
          </table:table-cell>
          <table:table-cell table:number-columns-repeated="2" office:value-type="float" office:value="94.29" calcext:value-type="float">
            <text:p>94.29</text:p>
          </table:table-cell>
          <table:table-cell office:value-type="float" office:value="95.71" calcext:value-type="float">
            <text:p>9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3.05" calcext:value-type="float">
            <text:p>93.05</text:p>
          </table:table-cell>
          <table:table-cell office:value-type="float" office:value="95.71" calcext:value-type="float">
            <text:p>95.71</text:p>
          </table:table-cell>
          <table:table-cell office:value-type="float" office:value="94.33" calcext:value-type="float">
            <text:p>94.33</text:p>
          </table:table-cell>
          <table:table-cell office:value-type="float" office:value="14.91" calcext:value-type="float">
            <text:p>14.91</text:p>
          </table:table-cell>
          <table:table-cell office:value-type="float" office:value="67540" calcext:value-type="float">
            <text:p>67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8280" calcext:value-type="float">
            <text:p>8280</text:p>
          </table:table-cell>
          <table:table-cell office:value-type="float" office:value="32.593" calcext:value-type="float">
            <text:p>32.593</text:p>
          </table:table-cell>
          <table:table-cell office:value-type="string" calcext:value-type="string">
            <text:p>("e2243c87bf632011d74eefe667fd21a216380f5d0ee7c3bec2a0f7ec50fb4832", "6da3ea84e4cc449e7b9ca26317f91184adcf950406fe0833ae3c810d11ae1255", "232a7e56f6b1bed2149592444432f4893ee0d9a510cf545866d3f71b916b2b94", "251f6cf108399e1f9461f08196ce577b261473a6c650ef04525e3cb63d04dc8b", "66f9d210b82e8f2cf7a626e77739a168a8eefc6e03914ad3d9b5cf2313ea11a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474" calcext:value-type="float">
            <text:p>2.474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72" calcext:value-type="float">
            <text:p>1.772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221" calcext:value-type="float">
            <text:p>2.221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58" calcext:value-type="float">
            <text:p>2.258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696" calcext:value-type="float">
            <text:p>1.696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5.71" calcext:value-type="float">
            <text:p>95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3.83" calcext:value-type="float">
            <text:p>83.83</text:p>
          </table:table-cell>
          <table:table-cell office:value-type="float" office:value="95.48" calcext:value-type="float">
            <text:p>95.48</text:p>
          </table:table-cell>
          <table:table-cell office:value-type="float" office:value="89.27" calcext:value-type="float">
            <text:p>89.27</text:p>
          </table:table-cell>
          <table:table-cell office:value-type="float" office:value="11.82" calcext:value-type="float">
            <text:p>11.82</text:p>
          </table:table-cell>
          <table:table-cell office:value-type="float" office:value="63580" calcext:value-type="float">
            <text:p>6358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63720" calcext:value-type="float">
            <text:p>63720</text:p>
          </table:table-cell>
          <table:table-cell office:value-type="float" office:value="31.129" calcext:value-type="float">
            <text:p>31.129</text:p>
          </table:table-cell>
          <table:table-cell office:value-type="string" calcext:value-type="string">
            <text:p>("dba4337b14c70de37d4bc388718915481d666fb74e42cef653a567d652d702f0", "8dadc357c2eb4687b7b88a4338c0bf3e18567425a1308b8397dfb7b18e22fc53", "4facc9f34c0b34a0142d8468a94275c0feb98e8288c2809fc88f9ce70513254e", "87683da1567f7e3ae8b5f4cf45f265d370a0883b323017f12757d96ee531aefd", "e9f368396eb068968eb1d9bfe5b7c333838edaa8e24ccd4b4a26c168da00c20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231" calcext:value-type="float">
            <text:p>1.231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093" calcext:value-type="float">
            <text:p>1.09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9.64" calcext:value-type="float">
            <text:p>99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0.55" calcext:value-type="float">
            <text:p>10.55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2600" calcext:value-type="float">
            <text:p>22600</text:p>
          </table:table-cell>
          <table:table-cell office:value-type="float" office:value="28.954" calcext:value-type="float">
            <text:p>28.954</text:p>
          </table:table-cell>
          <table:table-cell office:value-type="string" calcext:value-type="string">
            <text:p>("d79ce8a7c8c8c2368b012c36ec29f31841cc9a5406aef9159b1e233ef309a804", "821808549eb4d51a0f472e99fa7025dd0a9e24fe65729cff94d74b8a372ad85c", "f29b8d07672e7dbe05923f485ba0775c88937acd5a99fec7cbed4c7628e61da4", "d3192cc86e3dd74e0ddad3004a29f55867f6fe72393850714bd3d5a5928e3adb", "7cb3af85baa081db35dcded9d83e0fe74bea58f2ba89ccdc8521f028800c4e11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94f78235d6c6c71a572d0bb0df02a61e7e81b3e8ec1172712dfcc5c3fc68f72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708" calcext:value-type="float">
            <text:p>1.708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1.82" calcext:value-type="float">
            <text:p>91.82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9d9f70af654490c2ad6d4d23a4832ba1827b775af76fb70a28470b6e3e4c346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629" calcext:value-type="float">
            <text:p>1.629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9.64" calcext:value-type="float">
            <text:p>99.64</text:p>
          </table:table-cell>
          <table:table-cell office:value-type="float" office:value="84.29" calcext:value-type="float">
            <text:p>84.29</text:p>
          </table:table-cell>
          <table:table-cell table:number-columns-repeated="2" office:value-type="float" office:value="92.14" calcext:value-type="float">
            <text:p>92.14</text:p>
          </table:table-cell>
          <table:table-cell office:value-type="float" office:value="94.29" calcext:value-type="float">
            <text:p>94.29</text:p>
          </table:table-cell>
          <table:table-cell office:value-type="float" office:value="90" calcext:value-type="float">
            <text:p>90</text:p>
          </table:table-cell>
          <table:table-cell office:value-type="float" office:value="90.48" calcext:value-type="float">
            <text:p>90.48</text:p>
          </table:table-cell>
          <table:table-cell office:value-type="float" office:value="94.07" calcext:value-type="float">
            <text:p>94.07</text:p>
          </table:table-cell>
          <table:table-cell office:value-type="float" office:value="92.32" calcext:value-type="float">
            <text:p>92.32</text:p>
          </table:table-cell>
          <table:table-cell office:value-type="float" office:value="14.91" calcext:value-type="float">
            <text:p>14.91</text:p>
          </table:table-cell>
          <table:table-cell office:value-type="float" office:value="72060" calcext:value-type="float">
            <text:p>7206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59880" calcext:value-type="float">
            <text:p>59880</text:p>
          </table:table-cell>
          <table:table-cell office:value-type="float" office:value="31.231" calcext:value-type="float">
            <text:p>31.231</text:p>
          </table:table-cell>
          <table:table-cell office:value-type="string" calcext:value-type="string">
            <text:p>("455eecb6f6a75ac272230acba766abb24547ce0a7080b9256ce4afeb36dfc25d", "1358b781d6f1919dbe8c762ce455c967accf20530408768ead2f7b78f23497fd", "ed0ac8d729b53038b60234b8e019eafa0e95a7c592443fe3f02ff4f1ac484254", "487133d592a4be74cb6dff38e489ddb68514f3415e42bf8afc7e497ff820d50f", "f3a17b3ea498976346823df691ba44fbd2ff5ab81d8c461ff9163bdd5c1eba1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571" calcext:value-type="float">
            <text:p>1.57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26" calcext:value-type="float">
            <text:p>1.626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91.43" calcext:value-type="float">
            <text:p>91.43</text:p>
          </table:table-cell>
          <table:table-cell office:value-type="float" office:value="94.29" calcext:value-type="float">
            <text:p>94.29</text:p>
          </table:table-cell>
          <table:table-cell office:value-type="float" office:value="94.37" calcext:value-type="float">
            <text:p>94.37</text:p>
          </table:table-cell>
          <table:table-cell office:value-type="float" office:value="91.7" calcext:value-type="float">
            <text:p>91.7</text:p>
          </table:table-cell>
          <table:table-cell office:value-type="float" office:value="92.8" calcext:value-type="float">
            <text:p>92.8</text:p>
          </table:table-cell>
          <table:table-cell office:value-type="float" office:value="9.64" calcext:value-type="float">
            <text:p>9.64</text:p>
          </table:table-cell>
          <table:table-cell office:value-type="float" office:value="62380" calcext:value-type="float">
            <text:p>6238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50720" calcext:value-type="float">
            <text:p>50720</text:p>
          </table:table-cell>
          <table:table-cell office:value-type="float" office:value="28.814" calcext:value-type="float">
            <text:p>28.814</text:p>
          </table:table-cell>
          <table:table-cell office:value-type="string" calcext:value-type="string">
            <text:p>("cfe586708f811444d0faca6319c56f2df25d18b2fc68d49735b4cebaaa84030f", "48b31a45fc2f88b7026b3a638b1860adff21dcf977d9ff879471064925715aef", "194c1161175815f142ccbbbb9fb01c11d86d459613905f89bc297c16e11eecd6", "cfd66014832b7e94bb13b5c58988c8e3eb411297a30375ad6cf3aa8e17f5f315", "f250ccd949555438519024d9f1008cc7aa4b34944530a206700369a86aba244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55" calcext:value-type="float">
            <text:p>2.1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62" calcext:value-type="float">
            <text:p>1.462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8.57" calcext:value-type="float">
            <text:p>7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90.26" calcext:value-type="float">
            <text:p>90.26</text:p>
          </table:table-cell>
          <table:table-cell office:value-type="float" office:value="81" calcext:value-type="float">
            <text:p>81</text:p>
          </table:table-cell>
          <table:table-cell office:value-type="float" office:value="83.99" calcext:value-type="float">
            <text:p>83.99</text:p>
          </table:table-cell>
          <table:table-cell office:value-type="float" office:value="9.09" calcext:value-type="float">
            <text:p>9.09</text:p>
          </table:table-cell>
          <table:table-cell office:value-type="float" office:value="57740" calcext:value-type="float">
            <text:p>577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9080" calcext:value-type="float">
            <text:p>19080</text:p>
          </table:table-cell>
          <table:table-cell office:value-type="float" office:value="26.979" calcext:value-type="float">
            <text:p>26.979</text:p>
          </table:table-cell>
          <table:table-cell office:value-type="string" calcext:value-type="string">
            <text:p>("c526c9926b7518058506685f0ad256dde9dc7fdf46411b20bb7f8a14a3d99bfa", "85e57d4da2be05f9aa82433b44441e8a6b86756f4eb0df6a41371a451ec0d81b", "79246f013164c833604f709d9336162b1e0820fafbd22552a1ed5c90496db79f", "ba487423a1092ffed6fd66ffeb3ad7ec29b9078949105b7859c5144add118d24", "37471bafa37190e78cbf0092bf3496732c1baf49e157ff6392c1c3e7e26baac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62" calcext:value-type="float">
            <text:p>2.162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01" calcext:value-type="float">
            <text:p>2.00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90" calcext:value-type="float">
            <text:p>90</text:p>
          </table:table-cell>
          <table:table-cell office:value-type="float" office:value="89.45" calcext:value-type="float">
            <text:p>89.45</text:p>
          </table:table-cell>
          <table:table-cell office:value-type="float" office:value="85.14" calcext:value-type="float">
            <text:p>85.14</text:p>
          </table:table-cell>
          <table:table-cell office:value-type="float" office:value="86.77" calcext:value-type="float">
            <text:p>86.77</text:p>
          </table:table-cell>
          <table:table-cell office:value-type="float" office:value="6.36" calcext:value-type="float">
            <text:p>6.36</text:p>
          </table:table-cell>
          <table:table-cell office:value-type="float" office:value="58940" calcext:value-type="float">
            <text:p>589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6880" calcext:value-type="float">
            <text:p>16880</text:p>
          </table:table-cell>
          <table:table-cell office:value-type="float" office:value="26.717" calcext:value-type="float">
            <text:p>26.717</text:p>
          </table:table-cell>
          <table:table-cell office:value-type="string" calcext:value-type="string">
            <text:p>("caa6a2f2b86f6e5f65a9422fec03131be3b0a063776b3067ce55034673b51057", "d8e1b06212c4d7b26a4b59818c38159b2d27f5f39b5b22cf861c42ab1dd67f54", "a2c105afe2ab427dee9d2cf54e131725150b4f41240053bd5690fb3a2639b918", "b2f191f45495aaaef4c794d952fcc9d9640c5e97022db3357d99ace4fbaef77c", "41c389738b09cb40cbffb53cfed83871f90ae9152a2371e19679ba77a292f89b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table:number-columns-repeated="4" office:value-type="float" office:value="81.43" calcext:value-type="float">
            <text:p>81.43</text:p>
          </table:table-cell>
          <table:table-cell table:number-columns-repeated="2" office:value-type="float" office:value="81.49" calcext:value-type="float">
            <text:p>81.49</text:p>
          </table:table-cell>
          <table:table-cell office:value-type="float" office:value="81.42" calcext:value-type="float">
            <text:p>81.42</text:p>
          </table:table-cell>
          <table:table-cell office:value-type="float" office:value="8.55" calcext:value-type="float">
            <text:p>8.55</text:p>
          </table:table-cell>
          <table:table-cell office:value-type="float" office:value="63260" calcext:value-type="float">
            <text:p>632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5880" calcext:value-type="float">
            <text:p>5880</text:p>
          </table:table-cell>
          <table:table-cell office:value-type="float" office:value="23.951" calcext:value-type="float">
            <text:p>23.951</text:p>
          </table:table-cell>
          <table:table-cell office:value-type="string" calcext:value-type="string">
            <text:p>("76bea7ecc0ba29693b5ceb1ead7fe4437758ec6aa762e8d32e1492ad02ec2c28", "50a66be8c1ebdec075c5c2a3e12d61be1e824b366c68d8fe4a296a0140fb5fee", "540bbb8d95c5c408fd150a3d42adaa395dc6cccdc0b7b3ed3c81bf68a76781d8", "39c7455ccd1091e8b27d22faab3e87423f4b76a07ae938118edfdfa45f122f0a", "cd46c98e03f2a1eae94439b59c17096d33741041ae1d46298ed5e87b7d1a240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36" calcext:value-type="float">
            <text:p>1.336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49" calcext:value-type="float">
            <text:p>1.249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9.82" calcext:value-type="float">
            <text:p>99.82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2.86" calcext:value-type="float">
            <text:p>92.86</text:p>
          </table:table-cell>
          <table:table-cell office:value-type="float" office:value="88.57" calcext:value-type="float">
            <text:p>88.57</text:p>
          </table:table-cell>
          <table:table-cell office:value-type="float" office:value="89.14" calcext:value-type="float">
            <text:p>89.14</text:p>
          </table:table-cell>
          <table:table-cell office:value-type="float" office:value="92.53" calcext:value-type="float">
            <text:p>92.53</text:p>
          </table:table-cell>
          <table:table-cell office:value-type="float" office:value="90.94" calcext:value-type="float">
            <text:p>90.94</text:p>
          </table:table-cell>
          <table:table-cell office:value-type="float" office:value="10" calcext:value-type="float">
            <text:p>10</text:p>
          </table:table-cell>
          <table:table-cell office:value-type="float" office:value="63540" calcext:value-type="float">
            <text:p>63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480" calcext:value-type="float">
            <text:p>2480</text:p>
          </table:table-cell>
          <table:table-cell office:value-type="float" office:value="24.557" calcext:value-type="float">
            <text:p>24.557</text:p>
          </table:table-cell>
          <table:table-cell office:value-type="string" calcext:value-type="string">
            <text:p>("9b6fe438a6c97403ee5fb8602a89d178f479ac1e477f26e619bdf77909744137", "4b0de1fac3c977227271f3b8cdf079f4fb57ea08e2d2c108a1d0db588e827c2b", "6cd8a1a163602791f39fdd78e8f73c0e86d2abb2452181b99c7899d7abf16fe2", "cd4cdcfcd52a7f1867d1bd55193143c3578b726120917fce2a119853b5ceefdd", "4358ebca941d64bf4ebc8113771f1e7ddf7ce6b23cc61bdc0ced36897ee460b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8.18" calcext:value-type="float">
            <text:p>98.18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1500988eaa5bb789194b15f4d96835c0ae5b212533865d5b29b35017de128e70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1.383" calcext:value-type="float">
            <text:p>1.383</text:p>
          </table:table-cell>
          <table:table-cell office:value-type="string" calcext:value-type="string">
            <text:p>86b5e288f62744be6d8c4914234937f6e0b2bb2113fda7a140c80b555485be8d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" calcext:value-type="float">
            <text:p>10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4200" calcext:value-type="float">
            <text:p>14200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("6af0182563f41ff4212e736f5509e928994ff07060b49992635097577a4eba65", "9dc06c69e25c0e9a5f139f03cb5309d7937300fdb49d7bbd1527553519c1a3d0", "48f61eb968b19619ea9aec59637285801ad21fc44bb07e647c0f342f97fb3131", "a083b8fb4798a5132c5e468cbd5b537f023d21fe9982bfc2b4a7efff958f9078", "9c01f518f25b8d7b958f3e5c6ccbebbbe7c66ea20aa13973bcf87063bf39eb5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487" calcext:value-type="float">
            <text:p>1.487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72" calcext:value-type="float">
            <text:p>1.572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4" calcext:value-type="float">
            <text:p>1.564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9.64" calcext:value-type="float">
            <text:p>99.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4.7" calcext:value-type="float">
            <text:p>94.7</text:p>
          </table:table-cell>
          <table:table-cell office:value-type="float" office:value="11.09" calcext:value-type="float">
            <text:p>11.09</text:p>
          </table:table-cell>
          <table:table-cell office:value-type="float" office:value="62780" calcext:value-type="float">
            <text:p>627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24120" calcext:value-type="float">
            <text:p>24120</text:p>
          </table:table-cell>
          <table:table-cell office:value-type="float" office:value="30.505" calcext:value-type="float">
            <text:p>30.505</text:p>
          </table:table-cell>
          <table:table-cell office:value-type="string" calcext:value-type="string">
            <text:p>("7574af258b4a44636809e7bc92e880a7fac111e410453b3fd72abd11b215fae3", "2dd7b9da8e07d5d997eaf9dce90b72036a677a00b6b7384046844192c173a895", "fe4964486c3d9e562be50d7fd1d7963588e3d1929c0ab8b953dad17aa4177276", "bda48d9a34bf9c9114553cadf475a3e8a6b4dd0a51a3f1972fb1c23cdeb76f2b", "2a9ef47526f8994a9e1323c09535b7b14dfb4150e30e76bbcda6a644f2027ca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100" calcext:value-type="float">
            <text:p>100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5.71" calcext:value-type="float">
            <text:p>95.71</text:p>
          </table:table-cell>
          <table:table-cell office:value-type="float" office:value="85.71" calcext:value-type="float">
            <text:p>85.71</text:p>
          </table:table-cell>
          <table:table-cell office:value-type="float" office:value="87.88" calcext:value-type="float">
            <text:p>87.88</text:p>
          </table:table-cell>
          <table:table-cell office:value-type="float" office:value="95.57" calcext:value-type="float">
            <text:p>95.57</text:p>
          </table:table-cell>
          <table:table-cell office:value-type="float" office:value="91.33" calcext:value-type="float">
            <text:p>91.33</text:p>
          </table:table-cell>
          <table:table-cell office:value-type="float" office:value="9.45" calcext:value-type="float">
            <text:p>9.45</text:p>
          </table:table-cell>
          <table:table-cell office:value-type="float" office:value="61540" calcext:value-type="float">
            <text:p>6154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1.28" calcext:value-type="float">
            <text:p>1.2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280" calcext:value-type="float">
            <text:p>1280</text:p>
          </table:table-cell>
          <table:table-cell office:value-type="float" office:value="22.469" calcext:value-type="float">
            <text:p>22.469</text:p>
          </table:table-cell>
          <table:table-cell office:value-type="string" calcext:value-type="string">
            <text:p>("aa6a612451024467b9f3c85c72876cc23dcd769ac37ff76ed678f8b7d9b6f708", "942c1978543f9bd0752d2798bb3444c25ff40c3414b70acbaea109ea5291db1e", "720e860def4c4d1aaa848d9681acaf68bee9396673ea2e62e9ae8534ee96af4d", "121febcd3ce6a0db6ad3bf403ef4ba9da2f64b62db09684bbe2efe6f1b02a483", "76967fecbbe2b6cbf474b913079fcc8d26549a46c08c1e152140e0c221a6150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463" calcext:value-type="float">
            <text:p>2.463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777" calcext:value-type="float">
            <text:p>1.777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361" calcext:value-type="float">
            <text:p>2.361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886" calcext:value-type="float">
            <text:p>1.886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8.5" calcext:value-type="float">
            <text:p>88.5</text:p>
          </table:table-cell>
          <table:table-cell office:value-type="float" office:value="92.42" calcext:value-type="float">
            <text:p>92.42</text:p>
          </table:table-cell>
          <table:table-cell office:value-type="float" office:value="13.27" calcext:value-type="float">
            <text:p>13.27</text:p>
          </table:table-cell>
          <table:table-cell office:value-type="float" office:value="68740" calcext:value-type="float">
            <text:p>6874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3680" calcext:value-type="float">
            <text:p>33680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("f0eabfba105eb1d0709013511dbf53dc947c3153b772a3b545283771572f42ad", "9ed7f1000cbe2672cdb4ed6cb5444896641c04af961119f5eb63710ad4092fad", "80e79f7a8cd1f681f584bed20c6c73688909540a3a6351923ac9e17fe45ae8ee", "263c71fc65d87192a766c54036d1b2da9abb0b2d3ca17f4f7642ac747a941431", "97a84562dab5c963fd1d4d3367b1baad48a51d129ead7ce6b0c98380857c3753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24" calcext:value-type="float">
            <text:p>1.62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18" calcext:value-type="float">
            <text:p>1.618</text:p>
          </table:table-cell>
          <table:table-cell office:value-type="string" calcext:value-type="string">
            <text:p>48b21bd6c08fc03c2b709ee8434ece86d1b328903faf6baca7472cd9ba0ea4e6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.09" calcext:value-type="float">
            <text:p>13.09</text:p>
          </table:table-cell>
          <table:table-cell office:value-type="float" office:value="67580" calcext:value-type="float">
            <text:p>675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120" calcext:value-type="float">
            <text:p>19120</text:p>
          </table:table-cell>
          <table:table-cell office:value-type="float" office:value="28.095" calcext:value-type="float">
            <text:p>28.095</text:p>
          </table:table-cell>
          <table:table-cell office:value-type="string" calcext:value-type="string">
            <text:p>("ce20309f774583cfab130b9d1cb0c77d0e5b69eecaaedb78db2337e436ae59c4", "a63991aedb6387ed1def00a98054ccf656d707c98f691b5376e0c99cc2e2ea7d", "84e7e34b481e47d5eed81dfa86b4f600b6bfae2778749ed1cb058ad1915631eb", "89b3c0b9291a45ff335908f5ccc9c7a65c9aed209bc768db425ce07db2ad244b", "6525141e68f93b091394e34b08f6ffd0dc3ecd4b1f70eefcde6e9f92e5b44be2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74" calcext:value-type="float">
            <text:p>96.7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9" calcext:value-type="float">
            <text:p>69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3ab9da6a6df37df890dd6b0144b94747df478b92eef73c9879a3211fc17124d1</text:p>
          </table:table-cell>
          <table:table-cell office:value-type="float" office:value="92.39" calcext:value-type="float">
            <text:p>92.3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57" calcext:value-type="float">
            <text:p>57</text:p>
          </table:table-cell>
          <table:table-cell office:value-type="float" office:value="9.884" calcext:value-type="float">
            <text:p>9.884</text:p>
          </table:table-cell>
          <table:table-cell office:value-type="string" calcext:value-type="string">
            <text:p>bcafe9c4c4b77689f6a2b2ff6058b941062e5682174164652d21093a1272f46d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4.84" calcext:value-type="float">
            <text:p>94.8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59" calcext:value-type="float">
            <text:p>59</text:p>
          </table:table-cell>
          <table:table-cell office:value-type="float" office:value="10.002" calcext:value-type="float">
            <text:p>10.002</text:p>
          </table:table-cell>
          <table:table-cell office:value-type="string" calcext:value-type="string">
            <text:p>4f132e3e1c977d43e7abdd0e8a808003cca868b19f2cd9f0b10c6b6bfe481746</text:p>
          </table:table-cell>
          <table:table-cell office:value-type="float" office:value="91.3" calcext:value-type="float">
            <text:p>91.3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6.52" calcext:value-type="float">
            <text:p>56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5" calcext:value-type="float">
            <text:p>65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51" calcext:value-type="float">
            <text:p>51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60b192e2effcf0d6a9a631d3d27095107b1cbfb04397c64962bbb47e89c17fb9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723" calcext:value-type="float">
            <text:p>6.723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9.57" calcext:value-type="float">
            <text:p>99.57</text:p>
          </table:table-cell>
          <table:table-cell office:value-type="float" office:value="36.52" calcext:value-type="float">
            <text:p>36.52</text:p>
          </table:table-cell>
          <table:table-cell table:number-columns-repeated="2" office:value-type="float" office:value="68.26" calcext:value-type="float">
            <text:p>68.26</text:p>
          </table:table-cell>
          <table:table-cell office:value-type="float" office:value="61.74" calcext:value-type="float">
            <text:p>61.74</text:p>
          </table:table-cell>
          <table:table-cell office:value-type="float" office:value="74.78" calcext:value-type="float">
            <text:p>74.78</text:p>
          </table:table-cell>
          <table:table-cell office:value-type="float" office:value="71.16" calcext:value-type="float">
            <text:p>71.16</text:p>
          </table:table-cell>
          <table:table-cell office:value-type="float" office:value="66.12" calcext:value-type="float">
            <text:p>66.12</text:p>
          </table:table-cell>
          <table:table-cell office:value-type="float" office:value="66.07" calcext:value-type="float">
            <text:p>66.07</text:p>
          </table:table-cell>
          <table:table-cell office:value-type="float" office:value="27.93" calcext:value-type="float">
            <text:p>27.93</text:p>
          </table:table-cell>
          <table:table-cell office:value-type="float" office:value="284900" calcext:value-type="float">
            <text:p>2849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20200" calcext:value-type="float">
            <text:p>120200</text:p>
          </table:table-cell>
          <table:table-cell office:value-type="float" office:value="120.293" calcext:value-type="float">
            <text:p>120.293</text:p>
          </table:table-cell>
          <table:table-cell office:value-type="string" calcext:value-type="string">
            <text:p>("8143ae40710356864e9f59342852d4d9b422926536c3abb2a3f2c153482c470a", "dffa63a4e670bc3279ef91a99db319730f8fd7eebe895f2df4eb9a3abd20dc11", "7a0059bd7f8161ebbac9f6c0d677fbfc8aa421a0de472e3624f72f58bdb79520", "93b72aac94407c4738e9d3593a5700e18e94896d424df738262a9209e48d6395", "9da07774c1ada4661356fdec3c8eb473b0d236e5ff14226fe78d0a62c1d666f4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55" calcext:value-type="float">
            <text:p>97.55</text:p>
          </table:table-cell>
          <table:table-cell office:value-type="float" office:value="17.39" calcext:value-type="float">
            <text:p>17.39</text:p>
          </table:table-cell>
          <table:table-cell table:number-columns-repeated="7" office:value-type="float" office:value="58.7" calcext:value-type="float">
            <text:p>58.7</text:p>
          </table:table-cell>
          <table:table-cell office:value-type="float" office:value="79" calcext:value-type="float">
            <text:p>79</text:p>
          </table:table-cell>
          <table:table-cell office:value-type="float" office:value="10.538" calcext:value-type="float">
            <text:p>10.538</text:p>
          </table:table-cell>
          <table:table-cell office:value-type="string" calcext:value-type="string">
            <text:p>4b515c968cb6e58bd21be0b254098806b5f66d405ba93d98c464bf9332c79aca</text:p>
          </table:table-cell>
          <table:table-cell office:value-type="float" office:value="92.39" calcext:value-type="float">
            <text:p>92.39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51" calcext:value-type="float">
            <text:p>51</text:p>
          </table:table-cell>
          <table:table-cell office:value-type="float" office:value="9.134" calcext:value-type="float">
            <text:p>9.134</text:p>
          </table:table-cell>
          <table:table-cell office:value-type="string" calcext:value-type="string">
            <text:p>cf6a0742ab2d63e308fe9a93c558e7ed20cba5962bb9f3732102ddd0c1220a36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5.38" calcext:value-type="float">
            <text:p>95.38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office:value-type="float" office:value="9.664" calcext:value-type="float">
            <text:p>9.664</text:p>
          </table:table-cell>
          <table:table-cell office:value-type="string" calcext:value-type="string">
            <text:p>2bede734e076d4e181fd28d4f3b4b72c273006288e4315d55c9a3465521487b0</text:p>
          </table:table-cell>
          <table:table-cell office:value-type="float" office:value="91.85" calcext:value-type="float">
            <text:p>91.85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7.39" calcext:value-type="float">
            <text:p>67.39</text:p>
          </table:table-cell>
          <table:table-cell office:value-type="float" office:value="54.35" calcext:value-type="float">
            <text:p>54.35</text:p>
          </table:table-cell>
          <table:table-cell office:value-type="float" office:value="59.62" calcext:value-type="float">
            <text:p>59.62</text:p>
          </table:table-cell>
          <table:table-cell office:value-type="float" office:value="62.5" calcext:value-type="float">
            <text:p>62.5</text:p>
          </table:table-cell>
          <table:table-cell office:value-type="float" office:value="63.27" calcext:value-type="float">
            <text:p>63.27</text:p>
          </table:table-cell>
          <table:table-cell office:value-type="float" office:value="51" calcext:value-type="float">
            <text:p>51</text:p>
          </table:table-cell>
          <table:table-cell office:value-type="float" office:value="9.026" calcext:value-type="float">
            <text:p>9.026</text:p>
          </table:table-cell>
          <table:table-cell office:value-type="string" calcext:value-type="string">
            <text:p>aada77df968c2063916cdbfe543a80b3f66a463c260a1f0038628fb87dd91fcb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9.78" calcext:value-type="float">
            <text:p>99.78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2.61" calcext:value-type="float">
            <text:p>72.61</text:p>
          </table:table-cell>
          <table:table-cell office:value-type="float" office:value="73.1" calcext:value-type="float">
            <text:p>73.1</text:p>
          </table:table-cell>
          <table:table-cell office:value-type="float" office:value="73.57" calcext:value-type="float">
            <text:p>73.57</text:p>
          </table:table-cell>
          <table:table-cell office:value-type="float" office:value="73.45" calcext:value-type="float">
            <text:p>73.45</text:p>
          </table:table-cell>
          <table:table-cell office:value-type="float" office:value="28.32" calcext:value-type="float">
            <text:p>28.32</text:p>
          </table:table-cell>
          <table:table-cell office:value-type="float" office:value="289940" calcext:value-type="float">
            <text:p>2899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71880" calcext:value-type="float">
            <text:p>171880</text:p>
          </table:table-cell>
          <table:table-cell office:value-type="float" office:value="121.356" calcext:value-type="float">
            <text:p>121.356</text:p>
          </table:table-cell>
          <table:table-cell office:value-type="string" calcext:value-type="string">
            <text:p>("715eb5789a3af4519a91c6cb53053b8fda1520198d178e9bebdff20d89eca689", "61ed59c1395d5379e3758b36e79f01c438d28be3c61a0c6b6d718615670c139f", "80b96c09a2365b04ecf4347198ead852e22866e003669af23740c501608723a0", "818e1b5161b7a841f289ce0bf76230da467035867c475b1e4cf147fa8470fc0d", "5799f8c0582edc493d0ead68b5b23798738d65a0366c1a21d12d2ea1b91bb3f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71" calcext:value-type="float">
            <text:p>71</text:p>
          </table:table-cell>
          <table:table-cell office:value-type="float" office:value="6.107" calcext:value-type="float">
            <text:p>6.107</text:p>
          </table:table-cell>
          <table:table-cell office:value-type="string" calcext:value-type="string">
            <text:p>9f32a065e5824a75a709ab63bb811a0f3e2f42579541cbb540717f9c9ae357fe</text:p>
          </table:table-cell>
          <table:table-cell office:value-type="float" office:value="90.22" calcext:value-type="float">
            <text:p>90.2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9.57" calcext:value-type="float">
            <text:p>69.57</text:p>
          </table:table-cell>
          <table:table-cell office:value-type="float" office:value="56.52" calcext:value-type="float">
            <text:p>56.52</text:p>
          </table:table-cell>
          <table:table-cell office:value-type="float" office:value="61.54" calcext:value-type="float">
            <text:p>61.54</text:p>
          </table:table-cell>
          <table:table-cell office:value-type="float" office:value="65" calcext:value-type="float">
            <text:p>65</text:p>
          </table:table-cell>
          <table:table-cell office:value-type="float" office:value="65.31" calcext:value-type="float">
            <text:p>65.31</text:p>
          </table:table-cell>
          <table:table-cell office:value-type="float" office:value="55" calcext:value-type="float">
            <text:p>55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91e359e8d704a2a5a8f56556140b848c10d9d9c169b8f0ca34b07d5c00cd9397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2.93" calcext:value-type="float">
            <text:p>92.93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7.39" calcext:value-type="float">
            <text:p>67.39</text:p>
          </table:table-cell>
          <table:table-cell office:value-type="float" office:value="56.52" calcext:value-type="float">
            <text:p>56.52</text:p>
          </table:table-cell>
          <table:table-cell office:value-type="float" office:value="60.78" calcext:value-type="float">
            <text:p>60.78</text:p>
          </table:table-cell>
          <table:table-cell office:value-type="float" office:value="63.41" calcext:value-type="float">
            <text:p>63.41</text:p>
          </table:table-cell>
          <table:table-cell office:value-type="float" office:value="63.92" calcext:value-type="float">
            <text:p>63.92</text:p>
          </table:table-cell>
          <table:table-cell office:value-type="float" office:value="61" calcext:value-type="float">
            <text:p>61</text:p>
          </table:table-cell>
          <table:table-cell office:value-type="float" office:value="5.849" calcext:value-type="float">
            <text:p>5.849</text:p>
          </table:table-cell>
          <table:table-cell office:value-type="string" calcext:value-type="string">
            <text:p>bb5a280b4ec31d83d767044013cf6a0be147a72e6baa28da045179087d9af560</text:p>
          </table:table-cell>
          <table:table-cell office:value-type="float" office:value="89.4" calcext:value-type="float">
            <text:p>89.4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9.57" calcext:value-type="float">
            <text:p>69.57</text:p>
          </table:table-cell>
          <table:table-cell office:value-type="float" office:value="54.35" calcext:value-type="float">
            <text:p>54.35</text:p>
          </table:table-cell>
          <table:table-cell office:value-type="float" office:value="60.38" calcext:value-type="float">
            <text:p>60.38</text:p>
          </table:table-cell>
          <table:table-cell office:value-type="float" office:value="64.1" calcext:value-type="float">
            <text:p>64.1</text:p>
          </table:table-cell>
          <table:table-cell office:value-type="float" office:value="64.65" calcext:value-type="float">
            <text:p>64.65</text:p>
          </table:table-cell>
          <table:table-cell office:value-type="float" office:value="47" calcext:value-type="float">
            <text:p>47</text:p>
          </table:table-cell>
          <table:table-cell office:value-type="float" office:value="5.939" calcext:value-type="float">
            <text:p>5.939</text:p>
          </table:table-cell>
          <table:table-cell office:value-type="string" calcext:value-type="string">
            <text:p>eafade88efd19e066ffe91c7ce0b7a8449fbb7c5e7ac578093fc3b37b0372feb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4.999" calcext:value-type="float">
            <text:p>4.999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9.67" calcext:value-type="float">
            <text:p>99.67</text:p>
          </table:table-cell>
          <table:table-cell office:value-type="float" office:value="43.91" calcext:value-type="float">
            <text:p>43.91</text:p>
          </table:table-cell>
          <table:table-cell table:number-columns-repeated="2" office:value-type="float" office:value="71.96" calcext:value-type="float">
            <text:p>71.96</text:p>
          </table:table-cell>
          <table:table-cell office:value-type="float" office:value="73.91" calcext:value-type="float">
            <text:p>73.91</text:p>
          </table:table-cell>
          <table:table-cell office:value-type="float" office:value="70" calcext:value-type="float">
            <text:p>70</text:p>
          </table:table-cell>
          <table:table-cell office:value-type="float" office:value="71.15" calcext:value-type="float">
            <text:p>71.15</text:p>
          </table:table-cell>
          <table:table-cell office:value-type="float" office:value="72.89" calcext:value-type="float">
            <text:p>72.89</text:p>
          </table:table-cell>
          <table:table-cell office:value-type="float" office:value="72.48" calcext:value-type="float">
            <text:p>72.48</text:p>
          </table:table-cell>
          <table:table-cell office:value-type="float" office:value="25.6" calcext:value-type="float">
            <text:p>25.6</text:p>
          </table:table-cell>
          <table:table-cell office:value-type="float" office:value="290660" calcext:value-type="float">
            <text:p>2906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4680" calcext:value-type="float">
            <text:p>204680</text:p>
          </table:table-cell>
          <table:table-cell office:value-type="float" office:value="134.532" calcext:value-type="float">
            <text:p>134.532</text:p>
          </table:table-cell>
          <table:table-cell office:value-type="string" calcext:value-type="string">
            <text:p>("1633a0a91855d09852c59f713fc17f3afd1b33aa61fac903403f986ecad6a6c2", "7cd1b4b70fdb619dc57d80ba82ed95cc1f67eabe4398dad0131836444d792408", "6efdc4fd4430ff3320f2fd89f5aed68454013983dbbb99f83de081ddb894b99b", "1e8e8c6fd3b0c28b4c38464c4f4dd07802862d8dac90dd5eb64cc5fe017e954b", "958de76dc54e6b8f8e3876e9b0b5d4c9e9ccebe6fdd508d15d2eaef4b13d45f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11" calcext:value-type="float">
            <text:p>95.1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59" calcext:value-type="float">
            <text:p>59</text:p>
          </table:table-cell>
          <table:table-cell office:value-type="float" office:value="5.703" calcext:value-type="float">
            <text:p>5.703</text:p>
          </table:table-cell>
          <table:table-cell office:value-type="string" calcext:value-type="string">
            <text:p>2b96f096c709a2bcfe1efcc81fe3fc9fe88055a9e34b613f6e4d5b1431e30729</text:p>
          </table:table-cell>
          <table:table-cell office:value-type="float" office:value="89.4" calcext:value-type="float">
            <text:p>89.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7" calcext:value-type="float">
            <text:p>37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5dcd026fa61aba2d38dea80c69243c792e84f47d8b2dbfed35c2be11b6ab8c00</text:p>
          </table:table-cell>
          <table:table-cell office:value-type="float" office:value="76.09" calcext:value-type="float">
            <text:p>76.09</text:p>
          </table:table-cell>
          <table:table-cell office:value-type="float" office:value="30.43" calcext:value-type="float">
            <text:p>30.43</text:p>
          </table:table-cell>
          <table:table-cell table:number-columns-repeated="7" office:value-type="float" office:value="65.22" calcext:value-type="float">
            <text:p>65.22</text:p>
          </table:table-cell>
          <table:table-cell office:value-type="float" office:value="13" calcext:value-type="float">
            <text:p>13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c3393093304437455f07fab2862507a4474236eaf44f4cb8d9cd3317aeec2b96</text:p>
          </table:table-cell>
          <table:table-cell office:value-type="float" office:value="92.39" calcext:value-type="float">
            <text:p>92.3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51" calcext:value-type="float">
            <text:p>51</text:p>
          </table:table-cell>
          <table:table-cell office:value-type="float" office:value="5.627" calcext:value-type="float">
            <text:p>5.627</text:p>
          </table:table-cell>
          <table:table-cell office:value-type="string" calcext:value-type="string">
            <text:p>a581478400ae8580d739feadd808957f46a961cdee831f81876f14c46169c0ec</text:p>
          </table:table-cell>
          <table:table-cell office:value-type="float" office:value="88.59" calcext:value-type="float">
            <text:p>88.59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1.74" calcext:value-type="float">
            <text:p>71.74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5" calcext:value-type="float">
            <text:p>67.35</text:p>
          </table:table-cell>
          <table:table-cell office:value-type="float" office:value="69.77" calcext:value-type="float">
            <text:p>69.77</text:p>
          </table:table-cell>
          <table:table-cell office:value-type="float" office:value="69.47" calcext:value-type="float">
            <text:p>69.47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ff2d05d60d496b9fdf27f1d5facb6fecbf3324a6938b5a174a3db4e3a97f1abf</text:p>
          </table:table-cell>
          <table:table-cell office:value-type="float" office:value="76.09" calcext:value-type="float">
            <text:p>76.0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0.87" calcext:value-type="float">
            <text:p>60.87</text:p>
          </table:table-cell>
          <table:table-cell office:value-type="float" office:value="62.5" calcext:value-type="float">
            <text:p>62.5</text:p>
          </table:table-cell>
          <table:table-cell office:value-type="float" office:value="63.64" calcext:value-type="float">
            <text:p>63.64</text:p>
          </table:table-cell>
          <table:table-cell office:value-type="float" office:value="63.83" calcext:value-type="float">
            <text:p>63.83</text:p>
          </table:table-cell>
          <table:table-cell office:value-type="float" office:value="13" calcext:value-type="float">
            <text:p>13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cfc7bde1f695b0e86c33ff9f4154c69d926f2f1547ecbecb151036368363711f</text:p>
          </table:table-cell>
          <table:table-cell office:value-type="float" office:value="99.73" calcext:value-type="float">
            <text:p>99.73</text:p>
          </table:table-cell>
          <table:table-cell office:value-type="float" office:value="40.43" calcext:value-type="float">
            <text:p>40.43</text:p>
          </table:table-cell>
          <table:table-cell table:number-columns-repeated="2" office:value-type="float" office:value="70.22" calcext:value-type="float">
            <text:p>70.22</text:p>
          </table:table-cell>
          <table:table-cell office:value-type="float" office:value="63.04" calcext:value-type="float">
            <text:p>63.04</text:p>
          </table:table-cell>
          <table:table-cell office:value-type="float" office:value="77.39" calcext:value-type="float">
            <text:p>77.39</text:p>
          </table:table-cell>
          <table:table-cell office:value-type="float" office:value="73.78" calcext:value-type="float">
            <text:p>73.78</text:p>
          </table:table-cell>
          <table:table-cell office:value-type="float" office:value="67.7" calcext:value-type="float">
            <text:p>67.7</text:p>
          </table:table-cell>
          <table:table-cell office:value-type="float" office:value="67.91" calcext:value-type="float">
            <text:p>67.91</text:p>
          </table:table-cell>
          <table:table-cell office:value-type="float" office:value="25.98" calcext:value-type="float">
            <text:p>25.98</text:p>
          </table:table-cell>
          <table:table-cell office:value-type="float" office:value="283260" calcext:value-type="float">
            <text:p>2832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80" calcext:value-type="float">
            <text:p>82480</text:p>
          </table:table-cell>
          <table:table-cell office:value-type="float" office:value="118.123" calcext:value-type="float">
            <text:p>118.123</text:p>
          </table:table-cell>
          <table:table-cell office:value-type="string" calcext:value-type="string">
            <text:p>("8acf6bba3b9bb6000d20de35653732a0b8671f5997425e4afe0041ba4d9a9209", "1857f38394340c138b5a7986bf52b2c5c32801630f6bd8c6ffb4b8f77fcce516", "4f9613f86ffa72771c66100256b03eaac7c8982542867f5cae4f688e51c04a6d", "2379f15e396e051124f247dea3dcefc49f382f7aa6040892ac1b9303f94362a7", "a8217b75bca16b231112a86d790d0099cc8ccabefb12bddad5ab5ef5a1326fb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48" calcext:value-type="float">
            <text:p>93.4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61" calcext:value-type="float">
            <text:p>61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f26bcee9673a75a378a0fab4d01f6b953364156ee8c7d798dcf730e5c2c95308</text:p>
          </table:table-cell>
          <table:table-cell office:value-type="float" office:value="89.67" calcext:value-type="float">
            <text:p>89.67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7" calcext:value-type="float">
            <text:p>47</text:p>
          </table:table-cell>
          <table:table-cell office:value-type="float" office:value="5.971" calcext:value-type="float">
            <text:p>5.971</text:p>
          </table:table-cell>
          <table:table-cell office:value-type="string" calcext:value-type="string">
            <text:p>ff6307ca0e03f8dcc4cb8c5f8bfbbe549e755c22575f47362717945c4e3951a2</text:p>
          </table:table-cell>
          <table:table-cell office:value-type="float" office:value="82.61" calcext:value-type="float">
            <text:p>82.61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5" calcext:value-type="float">
            <text:p>25</text:p>
          </table:table-cell>
          <table:table-cell office:value-type="float" office:value="5.791" calcext:value-type="float">
            <text:p>5.791</text:p>
          </table:table-cell>
          <table:table-cell office:value-type="string" calcext:value-type="string">
            <text:p>68996a54ac7b63cddf2a78adcc54b5ec8d37aeddbb42b4ca108420e6f81e1994</text:p>
          </table:table-cell>
          <table:table-cell office:value-type="float" office:value="91.58" calcext:value-type="float">
            <text:p>91.5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55" calcext:value-type="float">
            <text:p>55</text:p>
          </table:table-cell>
          <table:table-cell office:value-type="float" office:value="5.728" calcext:value-type="float">
            <text:p>5.728</text:p>
          </table:table-cell>
          <table:table-cell office:value-type="string" calcext:value-type="string">
            <text:p>d2673d1b697c982e57c6c78ea3ca0b1bec36927163e3f3fa1f1efc9855c0de63</text:p>
          </table:table-cell>
          <table:table-cell office:value-type="float" office:value="89.13" calcext:value-type="float">
            <text:p>89.1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3" calcext:value-type="float">
            <text:p>43</text:p>
          </table:table-cell>
          <table:table-cell office:value-type="float" office:value="5.835" calcext:value-type="float">
            <text:p>5.835</text:p>
          </table:table-cell>
          <table:table-cell office:value-type="string" calcext:value-type="string">
            <text:p>4e90c587db338354fe77ecdd929d4e0c0dc93f2b0b804db9ccee32a9098fb7fc</text:p>
          </table:table-cell>
          <table:table-cell office:value-type="float" office:value="82.88" calcext:value-type="float">
            <text:p>82.8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ed82fa78e65365f049d2390c201aa788d777cc0aaf90665e8f9db20f9a9b3c9b</text:p>
          </table:table-cell>
          <table:table-cell office:value-type="float" office:value="99.62" calcext:value-type="float">
            <text:p>99.62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96" calcext:value-type="float">
            <text:p>76.96</text:p>
          </table:table-cell>
          <table:table-cell office:value-type="float" office:value="69.57" calcext:value-type="float">
            <text:p>69.57</text:p>
          </table:table-cell>
          <table:table-cell office:value-type="float" office:value="71.71" calcext:value-type="float">
            <text:p>71.71</text:p>
          </table:table-cell>
          <table:table-cell office:value-type="float" office:value="75.3" calcext:value-type="float">
            <text:p>75.3</text:p>
          </table:table-cell>
          <table:table-cell office:value-type="float" office:value="74.16" calcext:value-type="float">
            <text:p>74.16</text:p>
          </table:table-cell>
          <table:table-cell office:value-type="float" office:value="27.88" calcext:value-type="float">
            <text:p>27.88</text:p>
          </table:table-cell>
          <table:table-cell office:value-type="float" office:value="290020" calcext:value-type="float">
            <text:p>29002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85120" calcext:value-type="float">
            <text:p>85120</text:p>
          </table:table-cell>
          <table:table-cell office:value-type="float" office:value="119.877" calcext:value-type="float">
            <text:p>119.877</text:p>
          </table:table-cell>
          <table:table-cell office:value-type="string" calcext:value-type="string">
            <text:p>("41c361320cf9bfa10f30d4965cf5625895921ed997ce4ef99c0be45ffb861f82", "7070372997c2163d2925ed029ddc2af12db0302ab25524d12e6f42741005a7fa", "29478460bb6dc64c04ac106f6e55cf34986275f3c0dfc0756859393e090447a1", "2a3b998f06fec661691138e9dafd4a3edb20e6fb2fd0405ef4079c965f35f8f6", "8407c3ac6b1c31abf4cca3b29c6c288f3d10ec5ca33e26bedd4c189b8efd9c5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65" calcext:value-type="float">
            <text:p>95.65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69" calcext:value-type="float">
            <text:p>69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607cb831d27b9cb8e186d17a8b4cda31a19f34cfddc90281ce87ed5520834272</text:p>
          </table:table-cell>
          <table:table-cell office:value-type="float" office:value="87.23" calcext:value-type="float">
            <text:p>87.23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37" calcext:value-type="float">
            <text:p>37</text:p>
          </table:table-cell>
          <table:table-cell office:value-type="float" office:value="8.397" calcext:value-type="float">
            <text:p>8.397</text:p>
          </table:table-cell>
          <table:table-cell office:value-type="string" calcext:value-type="string">
            <text:p>8f5b835cbdf5731c7fadff75a4231304fb6807ad96288b6f665a7afe13b8f1dd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322" calcext:value-type="float">
            <text:p>7.322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3.75" calcext:value-type="float">
            <text:p>93.7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63" calcext:value-type="float">
            <text:p>63</text:p>
          </table:table-cell>
          <table:table-cell office:value-type="float" office:value="8.235" calcext:value-type="float">
            <text:p>8.235</text:p>
          </table:table-cell>
          <table:table-cell office:value-type="string" calcext:value-type="string">
            <text:p>78f1b0ff3c69dae98cb139f5ccf56bd5c478902cf741ce639b0f3147f784b850</text:p>
          </table:table-cell>
          <table:table-cell office:value-type="float" office:value="87.23" calcext:value-type="float">
            <text:p>87.2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69.05" calcext:value-type="float">
            <text:p>69.05</text:p>
          </table:table-cell>
          <table:table-cell office:value-type="float" office:value="66" calcext:value-type="float">
            <text:p>66</text:p>
          </table:table-cell>
          <table:table-cell office:value-type="float" office:value="65.91" calcext:value-type="float">
            <text:p>65.91</text:p>
          </table:table-cell>
          <table:table-cell office:value-type="float" office:value="41" calcext:value-type="float">
            <text:p>41</text:p>
          </table:table-cell>
          <table:table-cell office:value-type="float" office:value="8.565" calcext:value-type="float">
            <text:p>8.565</text:p>
          </table:table-cell>
          <table:table-cell office:value-type="string" calcext:value-type="string">
            <text:p>82600652a5994cdee9a31c3a829bc076baf718793b1cac275ac3e7c4c0218790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297" calcext:value-type="float">
            <text:p>7.297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9.78" calcext:value-type="float">
            <text:p>99.78</text:p>
          </table:table-cell>
          <table:table-cell office:value-type="float" office:value="56.52" calcext:value-type="float">
            <text:p>56.52</text:p>
          </table:table-cell>
          <table:table-cell table:number-columns-repeated="2" office:value-type="float" office:value="78.26" calcext:value-type="float">
            <text:p>78.26</text:p>
          </table:table-cell>
          <table:table-cell office:value-type="float" office:value="76.96" calcext:value-type="float">
            <text:p>76.96</text:p>
          </table:table-cell>
          <table:table-cell office:value-type="float" office:value="79.57" calcext:value-type="float">
            <text:p>79.57</text:p>
          </table:table-cell>
          <table:table-cell office:value-type="float" office:value="79.04" calcext:value-type="float">
            <text:p>79.04</text:p>
          </table:table-cell>
          <table:table-cell office:value-type="float" office:value="77.54" calcext:value-type="float">
            <text:p>77.54</text:p>
          </table:table-cell>
          <table:table-cell office:value-type="float" office:value="77.98" calcext:value-type="float">
            <text:p>77.98</text:p>
          </table:table-cell>
          <table:table-cell office:value-type="float" office:value="27.72" calcext:value-type="float">
            <text:p>27.72</text:p>
          </table:table-cell>
          <table:table-cell office:value-type="float" office:value="290380" calcext:value-type="float">
            <text:p>2903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10520" calcext:value-type="float">
            <text:p>210520</text:p>
          </table:table-cell>
          <table:table-cell office:value-type="float" office:value="131.324" calcext:value-type="float">
            <text:p>131.324</text:p>
          </table:table-cell>
          <table:table-cell office:value-type="string" calcext:value-type="string">
            <text:p>("6286340006417cc40e35545a88689528758ca964682396d5acfc9df2e927baec", "91761dc0e439ff88d9154398ed08087d3c5cdec22a7bde6bfa7e9e592f2ea150", "009e289bc9afd0c94887b4281c911f7099348cbb3d47edf03c52bddde72dbeb9", "0f0cb8ea3cb7c682fc9188a643089953a3962f26adb1dd251985297a921ea98a", "228e18b6a2242352a014afcaa8b2c47f935f780305100d0edcf34120dc564d89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47" calcext:value-type="float">
            <text:p>96.47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8.26" calcext:value-type="float">
            <text:p>78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6.67" calcext:value-type="float">
            <text:p>66.67</text:p>
          </table:table-cell>
          <table:table-cell office:value-type="float" office:value="73.68" calcext:value-type="float">
            <text:p>73.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.472" calcext:value-type="float">
            <text:p>5.472</text:p>
          </table:table-cell>
          <table:table-cell office:value-type="string" calcext:value-type="string">
            <text:p>2cdf49b6155d811136075cd4e9bcec0885a6bc0ab19da70ff62c3dba589d8ca6</text:p>
          </table:table-cell>
          <table:table-cell office:value-type="float" office:value="88.86" calcext:value-type="float">
            <text:p>88.86</text:p>
          </table:table-cell>
          <table:table-cell office:value-type="float" office:value="43.48" calcext:value-type="float">
            <text:p>43.48</text:p>
          </table:table-cell>
          <table:table-cell table:number-columns-repeated="2"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67.39" calcext:value-type="float">
            <text:p>67.39</text:p>
          </table:table-cell>
          <table:table-cell office:value-type="float" office:value="70" calcext:value-type="float">
            <text:p>70</text:p>
          </table:table-cell>
          <table:table-cell office:value-type="float" office:value="73.81" calcext:value-type="float">
            <text:p>73.81</text:p>
          </table:table-cell>
          <table:table-cell office:value-type="float" office:value="72.92" calcext:value-type="float">
            <text:p>72.92</text:p>
          </table:table-cell>
          <table:table-cell office:value-type="float" office:value="39" calcext:value-type="float">
            <text:p>39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00e4a85d4d3392adcdcf5e0a85dcdc3319a55ddabb054b995bf8efcf3dbf7984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76.09" calcext:value-type="float">
            <text:p>76.09</text:p>
          </table:table-cell>
          <table:table-cell office:value-type="float" office:value="56.52" calcext:value-type="float">
            <text:p>56.52</text:p>
          </table:table-cell>
          <table:table-cell office:value-type="float" office:value="63.64" calcext:value-type="float">
            <text:p>63.64</text:p>
          </table:table-cell>
          <table:table-cell office:value-type="float" office:value="70.27" calcext:value-type="float">
            <text:p>70.27</text:p>
          </table:table-cell>
          <table:table-cell office:value-type="float" office:value="69.31" calcext:value-type="float">
            <text:p>69.31</text:p>
          </table:table-cell>
          <table:table-cell office:value-type="float" office:value="61" calcext:value-type="float">
            <text:p>61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162c6e94188f2aac764ed2b9c8c8dd4b11ea3fab75a065a3ee150a89eb101ca6</text:p>
          </table:table-cell>
          <table:table-cell office:value-type="float" office:value="87.77" calcext:value-type="float">
            <text:p>87.77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35" calcext:value-type="float">
            <text:p>35</text:p>
          </table:table-cell>
          <table:table-cell office:value-type="float" office:value="4.074" calcext:value-type="float">
            <text:p>4.074</text:p>
          </table:table-cell>
          <table:table-cell office:value-type="string" calcext:value-type="string">
            <text:p>10af256060946e7188410996c7d96ce06016bcf140295213ac9068653c31ce29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9.84" calcext:value-type="float">
            <text:p>99.84</text:p>
          </table:table-cell>
          <table:table-cell office:value-type="float" office:value="53.48" calcext:value-type="float">
            <text:p>53.48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3.04" calcext:value-type="float">
            <text:p>73.04</text:p>
          </table:table-cell>
          <table:table-cell office:value-type="float" office:value="80.43" calcext:value-type="float">
            <text:p>80.43</text:p>
          </table:table-cell>
          <table:table-cell office:value-type="float" office:value="78.93" calcext:value-type="float">
            <text:p>78.93</text:p>
          </table:table-cell>
          <table:table-cell office:value-type="float" office:value="74.95" calcext:value-type="float">
            <text:p>74.95</text:p>
          </table:table-cell>
          <table:table-cell office:value-type="float" office:value="75.83" calcext:value-type="float">
            <text:p>75.83</text:p>
          </table:table-cell>
          <table:table-cell office:value-type="float" office:value="27.17" calcext:value-type="float">
            <text:p>27.17</text:p>
          </table:table-cell>
          <table:table-cell office:value-type="float" office:value="285980" calcext:value-type="float">
            <text:p>28598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70720" calcext:value-type="float">
            <text:p>70720</text:p>
          </table:table-cell>
          <table:table-cell office:value-type="float" office:value="117.714" calcext:value-type="float">
            <text:p>117.714</text:p>
          </table:table-cell>
          <table:table-cell office:value-type="string" calcext:value-type="string">
            <text:p>("157771325767d5f64c34d50382dbe004d5b10580d92a2e52a0f50c99ccae2d0d", "84c3b4e15618629cc3ae7cf852466dacd07a66213a24afc0845a5ba495bd0bfb", "98619df5e7ed41cd4b71a703eb13738a7c1190b96ee6f8580b0d219e712415d8", "87c2aa870dc4ba2c313cda34167310f9b677120dcc77c8173537b6485eda11c8", "be0768e06aaec2c6b3c1d875040f74cb36c56c1f7754d661f5f38b98ac527f2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5" calcext:value-type="float">
            <text:p>65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61fb749e1fd3c904ece1b7edeb7038ff4fc57aee48ff579b728124e005029da1</text:p>
          </table:table-cell>
          <table:table-cell office:value-type="float" office:value="89.13" calcext:value-type="float">
            <text:p>89.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09" calcext:value-type="float">
            <text:p>76.09</text:p>
          </table:table-cell>
          <table:table-cell office:value-type="float" office:value="73.91" calcext:value-type="float">
            <text:p>73.91</text:p>
          </table:table-cell>
          <table:table-cell office:value-type="float" office:value="74.47" calcext:value-type="float">
            <text:p>74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5.27" calcext:value-type="float">
            <text:p>75.27</text:p>
          </table:table-cell>
          <table:table-cell office:value-type="float" office:value="39" calcext:value-type="float">
            <text:p>39</text:p>
          </table:table-cell>
          <table:table-cell office:value-type="float" office:value="4.819" calcext:value-type="float">
            <text:p>4.819</text:p>
          </table:table-cell>
          <table:table-cell office:value-type="string" calcext:value-type="string">
            <text:p>8b769cb328337053e6603a6f52725a4ae956ca5332353895adb31fe40b98e62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41" calcext:value-type="float">
            <text:p>4.541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3.21" calcext:value-type="float">
            <text:p>93.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71.74" calcext:value-type="float">
            <text:p>71.74</text:p>
          </table:table-cell>
          <table:table-cell office:value-type="float" office:value="73.47" calcext:value-type="float">
            <text:p>73.47</text:p>
          </table:table-cell>
          <table:table-cell office:value-type="float" office:value="76.74" calcext:value-type="float">
            <text:p>76.74</text:p>
          </table:table-cell>
          <table:table-cell office:value-type="float" office:value="75.79" calcext:value-type="float">
            <text:p>75.79</text:p>
          </table:table-cell>
          <table:table-cell office:value-type="float" office:value="55" calcext:value-type="float">
            <text:p>55</text:p>
          </table:table-cell>
          <table:table-cell office:value-type="float" office:value="5.058" calcext:value-type="float">
            <text:p>5.058</text:p>
          </table:table-cell>
          <table:table-cell office:value-type="string" calcext:value-type="string">
            <text:p>1c015c19594499a61d4885a43dbdb68f545b7b83a81ceacb433044def190a818</text:p>
          </table:table-cell>
          <table:table-cell office:value-type="float" office:value="88.04" calcext:value-type="float">
            <text:p>88.04</text:p>
          </table:table-cell>
          <table:table-cell office:value-type="float" office:value="52.17" calcext:value-type="float">
            <text:p>52.17</text:p>
          </table:table-cell>
          <table:table-cell table:number-columns-repeated="7" office:value-type="float" office:value="76.09" calcext:value-type="float">
            <text:p>76.09</text:p>
          </table:table-cell>
          <table:table-cell office:value-type="float" office:value="37" calcext:value-type="float">
            <text:p>37</text:p>
          </table:table-cell>
          <table:table-cell office:value-type="float" office:value="4.816" calcext:value-type="float">
            <text:p>4.816</text:p>
          </table:table-cell>
          <table:table-cell office:value-type="string" calcext:value-type="string">
            <text:p>f7bcb49cb7238f156b540acb11b5cfc763379834c8e0de81dbf5185b76fdfeb6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84" calcext:value-type="float">
            <text:p>4.584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9.73" calcext:value-type="float">
            <text:p>99.73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4.35" calcext:value-type="float">
            <text:p>74.35</text:p>
          </table:table-cell>
          <table:table-cell office:value-type="float" office:value="86.96" calcext:value-type="float">
            <text:p>86.96</text:p>
          </table:table-cell>
          <table:table-cell office:value-type="float" office:value="85.1" calcext:value-type="float">
            <text:p>85.1</text:p>
          </table:table-cell>
          <table:table-cell office:value-type="float" office:value="77.24" calcext:value-type="float">
            <text:p>77.24</text:p>
          </table:table-cell>
          <table:table-cell office:value-type="float" office:value="79.34" calcext:value-type="float">
            <text:p>79.34</text:p>
          </table:table-cell>
          <table:table-cell office:value-type="float" office:value="26.09" calcext:value-type="float">
            <text:p>26.09</text:p>
          </table:table-cell>
          <table:table-cell office:value-type="float" office:value="291980" calcext:value-type="float">
            <text:p>29198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21720" calcext:value-type="float">
            <text:p>121720</text:p>
          </table:table-cell>
          <table:table-cell office:value-type="float" office:value="124.366" calcext:value-type="float">
            <text:p>124.366</text:p>
          </table:table-cell>
          <table:table-cell office:value-type="string" calcext:value-type="string">
            <text:p>("26bc47bc21f20e7a454178324019b9fec9e1f0e088b46f2b75cf331d5cca6b38", "e4d64fddb2847f8d738582feb31b06be743ab31ec45c753842f8bf1b58dbd0f7", "d14265d66a2a0d75d54d87111f9e7f3dc48b0b785553f7ac67d07e6ce2ae2456", "f49ba6a283d572df84a15c4dd90ae0a3ed30e4270b7aea2015794fbc75de1cbe", "e24fa8b9a6d57b8af29313809b123efaea4411a009e118be6fa1272270605a7f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7" calcext:value-type="float">
            <text:p>57</text:p>
          </table:table-cell>
          <table:table-cell office:value-type="float" office:value="4.865" calcext:value-type="float">
            <text:p>4.865</text:p>
          </table:table-cell>
          <table:table-cell office:value-type="string" calcext:value-type="string">
            <text:p>a9efabb991c89d01e23868b29018df5ecadcfcf19951ce179ca5477e4e25c998</text:p>
          </table:table-cell>
          <table:table-cell office:value-type="float" office:value="89.95" calcext:value-type="float">
            <text:p>89.95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45" calcext:value-type="float">
            <text:p>45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8aa635756215f021bfca122026f6d875f4ff1409ff96a4472feb268effbdaf68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63" calcext:value-type="float">
            <text:p>2.163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1.85" calcext:value-type="float">
            <text:p>91.8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3" calcext:value-type="float">
            <text:p>5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e72aefc99b507ffd4054cb61d7e67cc0a03f993ffddc7420e099171b39c9f1b7</text:p>
          </table:table-cell>
          <table:table-cell office:value-type="float" office:value="88.04" calcext:value-type="float">
            <text:p>88.04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3.725" calcext:value-type="float">
            <text:p>3.725</text:p>
          </table:table-cell>
          <table:table-cell office:value-type="string" calcext:value-type="string">
            <text:p>8eacd0ada9215fa7486c76aa148c82762289003204e91ad4b6dd914b6bdcd7ba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9.73" calcext:value-type="float">
            <text:p>99.73</text:p>
          </table:table-cell>
          <table:table-cell office:value-type="float" office:value="47.39" calcext:value-type="float">
            <text:p>47.39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69.13" calcext:value-type="float">
            <text:p>69.13</text:p>
          </table:table-cell>
          <table:table-cell office:value-type="float" office:value="78.26" calcext:value-type="float">
            <text:p>78.26</text:p>
          </table:table-cell>
          <table:table-cell office:value-type="float" office:value="76.27" calcext:value-type="float">
            <text:p>76.27</text:p>
          </table:table-cell>
          <table:table-cell office:value-type="float" office:value="71.94" calcext:value-type="float">
            <text:p>71.94</text:p>
          </table:table-cell>
          <table:table-cell office:value-type="float" office:value="72.32" calcext:value-type="float">
            <text:p>72.32</text:p>
          </table:table-cell>
          <table:table-cell office:value-type="float" office:value="27.55" calcext:value-type="float">
            <text:p>27.55</text:p>
          </table:table-cell>
          <table:table-cell office:value-type="float" office:value="285580" calcext:value-type="float">
            <text:p>2855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36320" calcext:value-type="float">
            <text:p>36320</text:p>
          </table:table-cell>
          <table:table-cell office:value-type="float" office:value="121.906" calcext:value-type="float">
            <text:p>121.906</text:p>
          </table:table-cell>
          <table:table-cell office:value-type="string" calcext:value-type="string">
            <text:p>("d3510ed38243288474fec254471f9b72c428d30c0b3517da7341142305e54235", "fdaf368b7aeca788356190507a7785107611f360784bcefbf8f20630773ff7b3", "d2f9d8f9017ae4d259836492fbf65e08025b74d1d9faac2ad705aea0415d14f7", "e4387f2ab50c46430d51fa64a1c1eca131bb5bd31b6b90d7f2f729e2004a411b", "8e4bc43844fe729c62f566cef0b2db452fd8b8381d4897b599d52b8453c35629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2" calcext:value-type="float">
            <text:p>96.2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80.43" calcext:value-type="float">
            <text:p>80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5.51" calcext:value-type="float">
            <text:p>75.51</text:p>
          </table:table-cell>
          <table:table-cell office:value-type="float" office:value="79.07" calcext:value-type="float">
            <text:p>79.07</text:p>
          </table:table-cell>
          <table:table-cell office:value-type="float" office:value="77.89" calcext:value-type="float">
            <text:p>77.89</text:p>
          </table:table-cell>
          <table:table-cell office:value-type="float" office:value="65" calcext:value-type="float">
            <text:p>65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d615d9310164c10ce606d156c28dcb6749f74eb5bab23a2cd0dce8e42821eec7</text:p>
          </table:table-cell>
          <table:table-cell office:value-type="float" office:value="95.65" calcext:value-type="float">
            <text:p>95.65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61" calcext:value-type="float">
            <text:p>61</text:p>
          </table:table-cell>
          <table:table-cell office:value-type="float" office:value="5.681" calcext:value-type="float">
            <text:p>5.681</text:p>
          </table:table-cell>
          <table:table-cell office:value-type="string" calcext:value-type="string">
            <text:p>503f91d0db62efa108b1b8bfbcdb2aa73798d217d2ed9e398557846e3b4672a8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73" calcext:value-type="float">
            <text:p>4.973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1" calcext:value-type="float">
            <text:p>61</text:p>
          </table:table-cell>
          <table:table-cell office:value-type="float" office:value="5.595" calcext:value-type="float">
            <text:p>5.595</text:p>
          </table:table-cell>
          <table:table-cell office:value-type="string" calcext:value-type="string">
            <text:p>0de95e72e61beeece3e43c44b66400affc4c2dc32eb964ae7f0646cf19708f29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59" calcext:value-type="float">
            <text:p>59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aa4985176ba6453aaa40785c38107bd70db7f99336bc432554d587a502a541b4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92" calcext:value-type="float">
            <text:p>4.992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84.35" calcext:value-type="float">
            <text:p>84.3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83.35" calcext:value-type="float">
            <text:p>83.35</text:p>
          </table:table-cell>
          <table:table-cell office:value-type="float" office:value="81.85" calcext:value-type="float">
            <text:p>81.85</text:p>
          </table:table-cell>
          <table:table-cell office:value-type="float" office:value="28.59" calcext:value-type="float">
            <text:p>28.59</text:p>
          </table:table-cell>
          <table:table-cell office:value-type="float" office:value="295740" calcext:value-type="float">
            <text:p>29574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184680" calcext:value-type="float">
            <text:p>184680</text:p>
          </table:table-cell>
          <table:table-cell office:value-type="float" office:value="122.519" calcext:value-type="float">
            <text:p>122.519</text:p>
          </table:table-cell>
          <table:table-cell office:value-type="string" calcext:value-type="string">
            <text:p>("309d4d35a3b7abbb437bde9e4a74d94937f359240c3bf4aacc62fd7834c23eb7", "0e2564f885e3e0775d1310f8fd84092fb812560c0ab34933b1589a722726afb9", "05843f95c5e9ca7ef22b8fe758c061f9dd8b6fcacf46a371d2be1617b984282f", "2b4807db93d346afea3aadbbfd22fcc8fec251cc8875395bc2353b4a9b3e7f31", "9c1f15bb992772bb866224237edc8bb2daba1f0cc42a90323ebddcd43c861639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6" calcext:value-type="float">
            <text:p>1.126</text:p>
          </table:table-cell>
          <table:table-cell office:value-type="string" calcext:value-type="string">
            <text:p>93b358b63ac706c6b5a4fe4c9cff9f6fbd720549c54a7c0cac052abffecb6029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9bf4c5bbbfaa8415291bd6fb6a3d124897f488745db6cf9f275c2574506afabb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9.82" calcext:value-type="float">
            <text:p>99.82</text:p>
          </table:table-cell>
          <table:table-cell office:value-type="float" office:value="72.86" calcext:value-type="float">
            <text:p>72.86</text:p>
          </table:table-cell>
          <table:table-cell table:number-columns-repeated="2" office:value-type="float" office:value="86.43" calcext:value-type="float">
            <text:p>8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7.14" calcext:value-type="float">
            <text:p>87.14</text:p>
          </table:table-cell>
          <table:table-cell office:value-type="float" office:value="87.3" calcext:value-type="float">
            <text:p>87.3</text:p>
          </table:table-cell>
          <table:table-cell office:value-type="float" office:value="86.38" calcext:value-type="float">
            <text:p>86.38</text:p>
          </table:table-cell>
          <table:table-cell office:value-type="float" office:value="86.26" calcext:value-type="float">
            <text:p>86.26</text:p>
          </table:table-cell>
          <table:table-cell office:value-type="float" office:value="11.45" calcext:value-type="float">
            <text:p>11.45</text:p>
          </table:table-cell>
          <table:table-cell office:value-type="float" office:value="65220" calcext:value-type="float">
            <text:p>652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18.505" calcext:value-type="float">
            <text:p>18.505</text:p>
          </table:table-cell>
          <table:table-cell office:value-type="string" calcext:value-type="string">
            <text:p>("c1c2ffb476a1d3ea9f6b257e0187182b7c0119f556faa9eee83127e4e06d20d8", "e3ed259c132098016aa4b26e66304a62bde1e482e203a0f0584b0a8376511116", "516462d65f130762844abe89f273c1c1444ff3640e15c52220ef82118f7fac0f", "3c3f8d8b86c1544378c1f74ed8713f157e0b97dedf4283b7e86511db8e1c8d00", "6c5cc26d08978b033fae86cfa574ec2ee18a03832d9ce4c5b8c6a1cd5604902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9.45" calcext:value-type="float">
            <text:p>99.45</text:p>
          </table:table-cell>
          <table:table-cell office:value-type="float" office:value="55.71" calcext:value-type="float">
            <text:p>55.71</text:p>
          </table:table-cell>
          <table:table-cell table:number-columns-repeated="2" office:value-type="float" office:value="77.86" calcext:value-type="float">
            <text:p>7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80" calcext:value-type="float">
            <text:p>80</text:p>
          </table:table-cell>
          <table:table-cell office:value-type="float" office:value="79.12" calcext:value-type="float">
            <text:p>79.12</text:p>
          </table:table-cell>
          <table:table-cell office:value-type="float" office:value="76.76" calcext:value-type="float">
            <text:p>76.76</text:p>
          </table:table-cell>
          <table:table-cell office:value-type="float" office:value="77.35" calcext:value-type="float">
            <text:p>77.35</text:p>
          </table:table-cell>
          <table:table-cell office:value-type="float" office:value="10.55" calcext:value-type="float">
            <text:p>10.55</text:p>
          </table:table-cell>
          <table:table-cell office:value-type="float" office:value="67620" calcext:value-type="float">
            <text:p>6762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120" calcext:value-type="float">
            <text:p>2120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("16951f27038aa91dfa8baf8f6abf8ed65190a8e5a95e4b18885ab40feeed4423", "4133780c1e83f0416e3a96f019a751c0ede01b46f863c1d40f5cc860506ae881", "be5493cbe563f1d2b6126bfd25896bc50c80dd7fa8ef423b3f94af70fb9fa5b8", "10097d7b243d1e2b39df6b49d3ffa7f6faba3a92389649cb35486f7b348aa9ed", "5ead456eedd1a9d81ea399e14c7a81de10287415d9c0c25c29a9a80d6b591bee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db38af7f890d262e48e13f3ae070af576a2509f46335e4b40e06ef2572675630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b7d4e125a824dfa28ce1d66eeef626a2ebb4091e69a2a2ea1d1e6fc3bbb1a024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.71" calcext:value-type="float">
            <text:p>85.71</text:p>
          </table:table-cell>
          <table:table-cell office:value-type="float" office:value="94.29" calcext:value-type="float">
            <text:p>94.29</text:p>
          </table:table-cell>
          <table:table-cell office:value-type="float" office:value="93.85" calcext:value-type="float">
            <text:p>93.85</text:p>
          </table:table-cell>
          <table:table-cell office:value-type="float" office:value="86.83" calcext:value-type="float">
            <text:p>86.83</text:p>
          </table:table-cell>
          <table:table-cell office:value-type="float" office:value="89.57" calcext:value-type="float">
            <text:p>89.57</text:p>
          </table:table-cell>
          <table:table-cell office:value-type="float" office:value="13.45" calcext:value-type="float">
            <text:p>13.45</text:p>
          </table:table-cell>
          <table:table-cell office:value-type="float" office:value="61020" calcext:value-type="float">
            <text:p>610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1520" calcext:value-type="float">
            <text:p>21520</text:p>
          </table:table-cell>
          <table:table-cell office:value-type="float" office:value="13.979" calcext:value-type="float">
            <text:p>13.979</text:p>
          </table:table-cell>
          <table:table-cell office:value-type="string" calcext:value-type="string">
            <text:p>("b4857459da8d0cfb5d885d933eab490a588b1b5f870f96f7d0365a0ccc8a0769", "4611343284641490dff49c150dbab40725ee022da6b965ee01ff95ee63b72020", "0babf48de10cd26f7bcba1c5479083dd07e8fb73b2e37c13346de1345be63437", "6a344aef65e8b4246ddd3b36644eecd354a32a4605309f08193e922bb2e30ef5", "ab9524fac1866ac754f52e45f453c190f446fac86c17e26f39cdd05f6c997975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83" calcext:value-type="float">
            <text:p>1.183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2" office:value-type="float" office:value="91.43" calcext:value-type="float">
            <text:p>91.43</text:p>
          </table:table-cell>
          <table:table-cell office:value-type="float" office:value="84.29" calcext:value-type="float">
            <text:p>84.29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6.3" calcext:value-type="float">
            <text:p>86.3</text:p>
          </table:table-cell>
          <table:table-cell office:value-type="float" office:value="90.76" calcext:value-type="float">
            <text:p>90.76</text:p>
          </table:table-cell>
          <table:table-cell office:value-type="float" office:value="10" calcext:value-type="float">
            <text:p>10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6920" calcext:value-type="float">
            <text:p>16920</text:p>
          </table:table-cell>
          <table:table-cell office:value-type="float" office:value="15.746" calcext:value-type="float">
            <text:p>15.746</text:p>
          </table:table-cell>
          <table:table-cell office:value-type="string" calcext:value-type="string">
            <text:p>("dbc61e314ec20a38ea524f8d7be2712c1eee114c5b6ce79a0112e9692b7457d0", "56c12b05b3fa9aa26242548b907d7cdfd9fcf94d39260c6c269b27b3c316d800", "9626d5177fa989927c5c14bb11563198110278f516113c4ad50e4b29fb14f463", "46e0c92bbe3563853129320b5d4000586756fb749561645c9cb3c90ee71f55f5", "59189a781fb897e562afd618fbe5e71e4bf859880ae54a3e75be0a043110e46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3" calcext:value-type="float">
            <text:p>13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bf87b1a0c4a3a43a74d138c89b881fffc2e5d6a866f960e89bd036d8e3aea176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8e37626eb8544fbb42c38a8b37763f2e854153de36e21eef2f1de4506c92d6d2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9.64" calcext:value-type="float">
            <text:p>99.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88.06" calcext:value-type="float">
            <text:p>88.06</text:p>
          </table:table-cell>
          <table:table-cell office:value-type="float" office:value="92.4" calcext:value-type="float">
            <text:p>92.4</text:p>
          </table:table-cell>
          <table:table-cell office:value-type="float" office:value="90.34" calcext:value-type="float">
            <text:p>90.34</text:p>
          </table:table-cell>
          <table:table-cell office:value-type="float" office:value="12.73" calcext:value-type="float">
            <text:p>12.73</text:p>
          </table:table-cell>
          <table:table-cell office:value-type="float" office:value="61620" calcext:value-type="float">
            <text:p>616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4.408" calcext:value-type="float">
            <text:p>14.408</text:p>
          </table:table-cell>
          <table:table-cell office:value-type="string" calcext:value-type="string">
            <text:p>("b7f6de336212226aec5aefab8f0e0262e955dffdf7557c6f7254f8cf72939c6b", "17c85e950b748fd68e87bf61a1af95715015b710dff2937d34cc4363949f12a1", "a333f37a3c1c9c669d9b844bc5a91746ffdfa77bb85d0dfe9ad9aed3713db0c5", "fa411f3d619ca2baa5f1492214d5ec7171a4dc9ce8003b60ff948d50e9bd60a0", "fbfa23bd48403554943161c5e71574eb685726191af1aa9efc24dc5b257c0f0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7e190be227036fcede9694b46face10a68efdb71530281035a2af8f9339b2cec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038" calcext:value-type="float">
            <text:p>1.038</text:p>
          </table:table-cell>
          <table:table-cell office:value-type="string" calcext:value-type="string">
            <text:p>9d702cda53efbf4b6d69eb1a95d2b2149e49d8f4279f8ca373653c5ca3341255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3.38" calcext:value-type="float">
            <text:p>83.38</text:p>
          </table:table-cell>
          <table:table-cell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11.45" calcext:value-type="float">
            <text:p>11.45</text:p>
          </table:table-cell>
          <table:table-cell office:value-type="float" office:value="66420" calcext:value-type="float">
            <text:p>664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7.002" calcext:value-type="float">
            <text:p>17.002</text:p>
          </table:table-cell>
          <table:table-cell office:value-type="string" calcext:value-type="string">
            <text:p>("78ac94e0235815ac0049825f7fe8ecee2da79b8aa2aa6f2771d2ab2b417a2704", "6113f8bb61c495b94cc40609a66c58e662194303af99162b5194522e73ede9a7", "48ea73c31312fbdf57b8f438e58f7405ad8a31035a2a09273d2ea2f0d98434f8", "22ccd8c5e50ea118ac2c59f239e44ffe432d1b32390e24e39d2626157fd7b20a", "9122590b8247e210015ed1fc8c4f658b2da5a6856967b08b365621c5103c65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199" calcext:value-type="float">
            <text:p>1.199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9.82" calcext:value-type="float">
            <text:p>99.82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84.29" calcext:value-type="float">
            <text:p>84.29</text:p>
          </table:table-cell>
          <table:table-cell office:value-type="float" office:value="85.74" calcext:value-type="float">
            <text:p>85.74</text:p>
          </table:table-cell>
          <table:table-cell office:value-type="float" office:value="92.16" calcext:value-type="float">
            <text:p>92.16</text:p>
          </table:table-cell>
          <table:table-cell office:value-type="float" office:value="89.1" calcext:value-type="float">
            <text:p>89.1</text:p>
          </table:table-cell>
          <table:table-cell office:value-type="float" office:value="13.82" calcext:value-type="float">
            <text:p>13.82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080" calcext:value-type="float">
            <text:p>3080</text:p>
          </table:table-cell>
          <table:table-cell office:value-type="float" office:value="17.437" calcext:value-type="float">
            <text:p>17.437</text:p>
          </table:table-cell>
          <table:table-cell office:value-type="string" calcext:value-type="string">
            <text:p>("7c1670e90378b1e03921ccd5462b0fe474722b948e786f9efdd2ddf025a775b4", "8ac7a69642cffb46ff807e08c23646cb78c301856987c0bdf53c9e7d4e839dfa", "7a950644138c33e29bb51eda4e42b750b29298c78acc972b8d736ae65af05682", "f46608c005d147445ca433d01f42ea03d788f08cf58f9496dff5cb0593bf9525", "7e2fdd21c8ad8202719d830146aad81188600f0f1069e52ef522919cfd4c1909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647f1600b2c61eb5aea48abf1f82c117fa5579ac946447ba18f303762f9ac5cd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9" calcext:value-type="float">
            <text:p>9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30373dd8e8d11f35621595c59bcf380bf8f18f31e5e129a89d4b85dcd6f19f86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office:value-type="float" office:value="79.61" calcext:value-type="float">
            <text:p>79.61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9.64" calcext:value-type="float">
            <text:p>9.64</text:p>
          </table:table-cell>
          <table:table-cell office:value-type="float" office:value="64380" calcext:value-type="float">
            <text:p>643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0920" calcext:value-type="float">
            <text:p>60920</text:p>
          </table:table-cell>
          <table:table-cell office:value-type="float" office:value="14.855" calcext:value-type="float">
            <text:p>14.855</text:p>
          </table:table-cell>
          <table:table-cell office:value-type="string" calcext:value-type="string">
            <text:p>("dc0123cf7d0b08ff0a2b96c7985562812d26d680a2010a3b9ecbe44af8670acc", "0d9b0e45e9bbb7bc92cbd9b4a8d9e3d63a37cd9684b89ea44a552cd16f7792a5", "ba49531622456c942ba3fc727ee61f21189e4baee5d4e1e008d7bbc27979b3c0", "3aaee4f643dd86973e38cf57637dc2f1b261f5b4e9cb3ede5f369cf5fb34167b", "95325b49cadc1f5e9a5d13eb18bda64ce398929583bc9f9d09b154a0ae81ff1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13" calcext:value-type="float">
            <text:p>13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99bd19686b20dab8917f8dea14ec78070b13ecb5716cf6110ceb9aecaa525fb8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7.27" calcext:value-type="float">
            <text:p>97.27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70d113423ea47d508ee0374d3794384bc131216b5178054dfa64dfd91fd1ab9b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9.82" calcext:value-type="float">
            <text:p>99.82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.82" calcext:value-type="float">
            <text:p>11.82</text:p>
          </table:table-cell>
          <table:table-cell office:value-type="float" office:value="67580" calcext:value-type="float">
            <text:p>675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720" calcext:value-type="float">
            <text:p>17720</text:p>
          </table:table-cell>
          <table:table-cell office:value-type="float" office:value="16.773" calcext:value-type="float">
            <text:p>16.773</text:p>
          </table:table-cell>
          <table:table-cell office:value-type="string" calcext:value-type="string">
            <text:p>("b6decc466119c386db1765be3257cc2529cbd28c409fbe323ed26615542259db", "8d97838af781d522a9bf81fe15632bddbf84d81354d0d941073fc1bfc7dba18d", "32d2b7940752e9c29696b7185d88bb9bb6d498fec6d64610fa8f431d5b88ac99", "80872e4e48e98a70554311dc60f8895483ccf1bedda600897c5d697bfd3d16c9", "d2b30656a862b349090d1d83afacf964e4169699ac8aa0d601c8c6d66017ae5b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3" calcext:value-type="float">
            <text:p>13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f286c7b8a23acbdae8ad30f5e8e876295c2f4bb2a75ffc32ee4af00b81a806d3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3.64" calcext:value-type="float">
            <text:p>93.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06d5b56bef340f95f09d510865a61892153512207e53ffdf8c888fc650106e2a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9.64" calcext:value-type="float">
            <text:p>99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4.91" calcext:value-type="float">
            <text:p>14.91</text:p>
          </table:table-cell>
          <table:table-cell office:value-type="float" office:value="69980" calcext:value-type="float">
            <text:p>69980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4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29920" calcext:value-type="float">
            <text:p>29920</text:p>
          </table:table-cell>
          <table:table-cell office:value-type="float" office:value="17.592" calcext:value-type="float">
            <text:p>17.592</text:p>
          </table:table-cell>
          <table:table-cell office:value-type="string" calcext:value-type="string">
            <text:p>("a5ffcc8e488bb74480f2ef9142b36d8575b61a2ccf1b38bd8ed5bad51e9f2a6e", "238abe24f1a17cd7d3e63302971eba54fab256983147c2e78437a7f33bb9eb23", "7849de1778e1b255f557e459953da80785ad6b7007db0a1c419d53e2de0f107a", "3fddf90a944578f16c8f89001f7388edd2202ff53b9de5050adcb7f28340997c", "28b46baa4665621e750aaa0414277aff20f7c6b3388e207966cb6daf4cb339df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9.64" calcext:value-type="float">
            <text:p>99.64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17" calcext:value-type="float">
            <text:p>92.17</text:p>
          </table:table-cell>
          <table:table-cell office:value-type="float" office:value="95.5" calcext:value-type="float">
            <text:p>95.5</text:p>
          </table:table-cell>
          <table:table-cell office:value-type="float" office:value="11.27" calcext:value-type="float">
            <text:p>11.27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7680" calcext:value-type="float">
            <text:p>17680</text:p>
          </table:table-cell>
          <table:table-cell office:value-type="float" office:value="15.009" calcext:value-type="float">
            <text:p>15.009</text:p>
          </table:table-cell>
          <table:table-cell office:value-type="string" calcext:value-type="string">
            <text:p>("0c1a1811a2c01d74f225641cb477376cae2bafbd64e8d73f3c6243d0a671187b", "19d5c29d8b393fc35a9b699e206bc1056444e39e95fb254bf09f349b91f3149b", "e9203cd2bf0e936e228a12626d0090bb1061dca0e446b8080ede498de4ecc43d", "321e9b896d69b77c4fdb44a14847aa4d319128c727e7d0059e594a500dcecc51", "79c6f1bb3e384ed04567ac26cd285c6bdaae920fa7ca2e14ee5529752943c4b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0.99" calcext:value-type="float">
            <text:p>90.99</text:p>
          </table:table-cell>
          <table:table-cell office:value-type="float" office:value="86.48" calcext:value-type="float">
            <text:p>86.48</text:p>
          </table:table-cell>
          <table:table-cell office:value-type="float" office:value="88.25" calcext:value-type="float">
            <text:p>88.25</text:p>
          </table:table-cell>
          <table:table-cell office:value-type="float" office:value="8.73" calcext:value-type="float">
            <text:p>8.73</text:p>
          </table:table-cell>
          <table:table-cell office:value-type="float" office:value="60540" calcext:value-type="float">
            <text:p>605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7680" calcext:value-type="float">
            <text:p>7680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("7f4f5f8d95f8e37c3c27f07b8c31da15c55aeecca284f7a579dc3844c5f49253", "062b922bd2d6fbd28002c558b45b7b185cca99b49fb545b56edbc1e351c3370d", "c0993832d6c85f1aac9ae8446285f749c5a91fc6fd941641a8f33527121e16cc", "d88a6ebf0bd09c65e48291985e82f28da63a163e7acb1b317fc4ea30681725cc", "5991985fdc7933a745ffc9b985c2443d2e1c9d5d2d2408cc5f0909a910aa49a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64" calcext:value-type="float">
            <text:p>99.64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8" calcext:value-type="float">
            <text:p>86.48</text:p>
          </table:table-cell>
          <table:table-cell office:value-type="float" office:value="90.99" calcext:value-type="float">
            <text:p>90.99</text:p>
          </table:table-cell>
          <table:table-cell office:value-type="float" office:value="88.87" calcext:value-type="float">
            <text:p>88.87</text:p>
          </table:table-cell>
          <table:table-cell office:value-type="float" office:value="8" calcext:value-type="float">
            <text:p>8</text:p>
          </table:table-cell>
          <table:table-cell office:value-type="float" office:value="61100" calcext:value-type="float">
            <text:p>61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0000" calcext:value-type="float">
            <text:p>10000</text:p>
          </table:table-cell>
          <table:table-cell office:value-type="float" office:value="14.672" calcext:value-type="float">
            <text:p>14.672</text:p>
          </table:table-cell>
          <table:table-cell office:value-type="string" calcext:value-type="string">
            <text:p>("ff5ddb4c712ca574716d7e159bc526816420f27a8addb3ecd185aaef5ca3a658", "b43b102ed5c667e30764a11f195386e1a2dc8a631c9496c5ac59b740d5d27177", "c8942a4a26bfe831e5af44ab2a80d2fb370eca23dbc2a439f013538c91971719", "7bb04b875c20511f300d19693adf62549bcb5cecc0bd3aa91100be0d11ce5880", "b879527b0834ecbacc251af8231fe796eaf507c4df16b8054a57ddbeac901e5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office:value-type="float" office:value="91.57" calcext:value-type="float">
            <text:p>91.57</text:p>
          </table:table-cell>
          <table:table-cell office:value-type="float" office:value="91.81" calcext:value-type="float">
            <text:p>91.81</text:p>
          </table:table-cell>
          <table:table-cell office:value-type="float" office:value="91.37" calcext:value-type="float">
            <text:p>91.37</text:p>
          </table:table-cell>
          <table:table-cell office:value-type="float" office:value="8.55" calcext:value-type="float">
            <text:p>8.55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3880" calcext:value-type="float">
            <text:p>3880</text:p>
          </table:table-cell>
          <table:table-cell office:value-type="float" office:value="14.108" calcext:value-type="float">
            <text:p>14.108</text:p>
          </table:table-cell>
          <table:table-cell office:value-type="string" calcext:value-type="string">
            <text:p>("d469ac73a9bc62a8ad7afb68376c44c814931207af49217fabd93c8ab40db9b9", "55028e5cb73aa4f46184960bd333db14ad1619cac4503100fe949fd3827748b3", "31ee1ea10257e2b1746a5d7581292d7016be025987b7071d4cb7de6cf0acbc18", "f61b461db3bfaf9326fffdf8ea221bcc80d23700438ab19e909c8d2f243d6e66", "79e8c757a57a261ac7634cc1466f8ca9debeea0ab6f29c076f41dd3af9a0a6ef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100" calcext:value-type="float">
            <text:p>100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table:number-columns-repeated="2" office:value-type="float" office:value="91.51" calcext:value-type="float">
            <text:p>91.51</text:p>
          </table:table-cell>
          <table:table-cell office:value-type="float" office:value="91.42" calcext:value-type="float">
            <text:p>91.42</text:p>
          </table:table-cell>
          <table:table-cell office:value-type="float" office:value="8.55" calcext:value-type="float">
            <text:p>8.55</text:p>
          </table:table-cell>
          <table:table-cell office:value-type="float" office:value="66300" calcext:value-type="float">
            <text:p>663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40600" calcext:value-type="float">
            <text:p>40600</text:p>
          </table:table-cell>
          <table:table-cell office:value-type="float" office:value="13.025" calcext:value-type="float">
            <text:p>13.025</text:p>
          </table:table-cell>
          <table:table-cell office:value-type="string" calcext:value-type="string">
            <text:p>("b837fba3be9cf6adf1f025c7be0ddfe1368ad2ba83af8e0d5a3d44318d6d29d9", "cded0ff5e352932ea36416269a52ddce4648bfd61d864087c3e6985502eca16c", "3471876486a29ef07722db324642c0cb030e260d943c31ed6824af7bef110d4b", "533bac24c94fb6e1db5beb652e2f7366331374aa8ee2169be93efc80f7cc7fc3", "e77cebc51e152ea7594131ab3e2802c2dd62a1dfd56cb350657dd5843e9f199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4a0db14ac87d24e00bc4e492535da01a1ff1f72cad850c75024931ae4a787fa2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b54aebbd6b84003974904b9e2ba68f4fef366e9593882ec82b946e020daa2dfe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.18" calcext:value-type="float">
            <text:p>10.18</text:p>
          </table:table-cell>
          <table:table-cell office:value-type="float" office:value="63820" calcext:value-type="float">
            <text:p>638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720" calcext:value-type="float">
            <text:p>2672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("1984254c5b2b5e8c5ed34043331bfb1075453704baf554b4eb3ab51d943de585", "5f25a9054924a0207c916db53b5ba0a0c41e5fb88fba047ec383dd67293033b4", "52f3f13284ef106a376e129d69a1f98794aec3d6668615e354fa6d8c23f24699", "d69b6f36d04d52f282b0ee45d4eb9a6b3b1c347011ce9efab88c224aa311a7a5", "c24875f46fe7bbc630d64b5d1a4c91bcbaba6b20d8536e4ccf134d86207df333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47eb90811808eccd880100430be774d68d613577ac7d9b132a85d4437b25edc4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20264073a267c0700562f5c14b57760a7f017193807e6665016f9ad2f16684e0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9.64" calcext:value-type="float">
            <text:p>99.64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64" calcext:value-type="float">
            <text:p>87.64</text:p>
          </table:table-cell>
          <table:table-cell office:value-type="float" office:value="92.24" calcext:value-type="float">
            <text:p>92.24</text:p>
          </table:table-cell>
          <table:table-cell office:value-type="float" office:value="12.18" calcext:value-type="float">
            <text:p>12.18</text:p>
          </table:table-cell>
          <table:table-cell office:value-type="float" office:value="66180" calcext:value-type="float">
            <text:p>661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42720" calcext:value-type="float">
            <text:p>42720</text:p>
          </table:table-cell>
          <table:table-cell office:value-type="float" office:value="15.464" calcext:value-type="float">
            <text:p>15.464</text:p>
          </table:table-cell>
          <table:table-cell office:value-type="string" calcext:value-type="string">
            <text:p>("08a0e3da962b74400a85c0b701471145130905cf33970b12415d111071d062e1", "9e855a6e8eb6d86e877bb288455b153edaceed76feb4624a8a692e2618f3d3f7", "db278dee5a1c93aba6e21088a6293f18b8872ec9a292ae797a7af5b6bf0c5b19", "67ca055d42ccc5d0cf3f15995143cc2198db13d6688186cdd16fa9357095d526", "b40d3888a570d123901cbc843f2856a140b4124822f5d8bb068c057845d91e2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059" calcext:value-type="float">
            <text:p>1.059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87.14" calcext:value-type="float">
            <text:p>87.14</text:p>
          </table:table-cell>
          <table:table-cell table:number-columns-repeated="2" office:value-type="float" office:value="93.57" calcext:value-type="float">
            <text:p>93.57</text:p>
          </table:table-cell>
          <table:table-cell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2.42" calcext:value-type="float">
            <text:p>92.42</text:p>
          </table:table-cell>
          <table:table-cell office:value-type="float" office:value="95.67" calcext:value-type="float">
            <text:p>95.67</text:p>
          </table:table-cell>
          <table:table-cell office:value-type="float" office:value="93.83" calcext:value-type="float">
            <text:p>93.83</text:p>
          </table:table-cell>
          <table:table-cell office:value-type="float" office:value="7.82" calcext:value-type="float">
            <text:p>7.82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20520" calcext:value-type="float">
            <text:p>20520</text:p>
          </table:table-cell>
          <table:table-cell office:value-type="float" office:value="12.574" calcext:value-type="float">
            <text:p>12.574</text:p>
          </table:table-cell>
          <table:table-cell office:value-type="string" calcext:value-type="string">
            <text:p>("44e0a2f24e960ac90c9075c8408b8ac559fe11881d1c06b9859fca442c06da2f", "50fafe7e78da1d14d7b08ae144f84fc5f627cd38ff5a60b87b6711118de162a4", "65dc9e7404263c8ee7f93c5a7ecdf56bbaf4b6c73e8184ad0e537a983ed32b71", "2394a1fbe87b962393aaedab81cf4c16ef67c58bba1f222f914e2bd0f40211f6", "d690077d03317e75ef58670c8f50fc8409e09fc270511b5c391d299d0ae3a7f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96.24" calcext:value-type="float">
            <text:p>96.24</text:p>
          </table:table-cell>
          <table:table-cell office:value-type="float" office:value="12.91" calcext:value-type="float">
            <text:p>12.91</text:p>
          </table:table-cell>
          <table:table-cell office:value-type="float" office:value="67260" calcext:value-type="float">
            <text:p>67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14.255" calcext:value-type="float">
            <text:p>14.255</text:p>
          </table:table-cell>
          <table:table-cell office:value-type="string" calcext:value-type="string">
            <text:p>("1f36658fdc04de77a8cac33a104795486c11d476749e1d3810bb69a26beb0a29", "0e3a3a7d17f07849029ab4e51e05da945486f5fbbf8fff0103581b05e39fbfcc", "30eac1a6c58431111db2d1a6e13ac77c8377bd36007ed7da6d28289bc02f86e9", "2f95a0c21fad56a954380636c2117118b29efc033a5c6dff4cc7538edcfde55b", "3cb4e5eeb0227dd8b870b713b863cabd4446bd24948d67611ce854b8e527fb8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.054" calcext:value-type="float">
            <text:p>1.054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100" calcext:value-type="float">
            <text:p>100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98.57" calcext:value-type="float">
            <text:p>98.57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3" calcext:value-type="float">
            <text:p>97.33</text:p>
          </table:table-cell>
          <table:table-cell office:value-type="float" office:value="98.52" calcext:value-type="float">
            <text:p>98.52</text:p>
          </table:table-cell>
          <table:table-cell office:value-type="float" office:value="11.27" calcext:value-type="float">
            <text:p>11.27</text:p>
          </table:table-cell>
          <table:table-cell office:value-type="float" office:value="68020" calcext:value-type="float">
            <text:p>680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0520" calcext:value-type="float">
            <text:p>10520</text:p>
          </table:table-cell>
          <table:table-cell office:value-type="float" office:value="17.058" calcext:value-type="float">
            <text:p>17.058</text:p>
          </table:table-cell>
          <table:table-cell office:value-type="string" calcext:value-type="string">
            <text:p>("ade5c4b6a7465397f84812545aa0083c6e1a653b8ea8ff79085570332d76b601", "39ce21600ff4d77036c5073e9e3f0e42321618d4f330562645bce9ef3b67afa4", "f31ed5b800c83cbbe5ef51cf1100a133a813830010e60dae9272e0bfeaa8ec9a", "0045643bf02eb0d174bf6d1d34e795f85c1a63d192a68eeb63184bd908601e04", "47ad7882ba664e2d50fb3ec92b727fa850704378f1259f87527580a34ff1c13f")</text:p>
          </table:table-cell>
        </table:table-row>
        <table:table-row table:style-name="ro1" table:number-rows-repeated="1048514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full_columns.R1:full_columns.R1048576 full_columns.CL1:full_columns.CL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:full_columns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1:39:12.429213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2T13:05:48.179368180</dc:date>
    <meta:editing-duration>P1DT1H18M31S</meta:editing-duration>
    <meta:editing-cycles>5</meta:editing-cycles>
    <meta:generator>LibreOffice/6.4.7.2$Linux_X86_64 LibreOffice_project/40$Build-2</meta:generator>
    <meta:document-statistic meta:table-count="1" meta:cell-count="6771" meta:object-count="0"/>
  </office:meta>
</office:document-meta>
</file>